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9974" officeooo:paragraph-rsid="00079974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9974" officeooo:paragraph-rsid="000799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9974" officeooo:paragraph-rsid="0012040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9974" officeooo:paragraph-rsid="0017635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9974" officeooo:paragraph-rsid="001bea8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9974" officeooo:paragraph-rsid="0007997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e1aa" officeooo:paragraph-rsid="000be1a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6148" officeooo:paragraph-rsid="000d614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7bea" officeooo:paragraph-rsid="000d7be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f05cf" officeooo:paragraph-rsid="000f05c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f10d6" officeooo:paragraph-rsid="000f10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040a" officeooo:paragraph-rsid="0012040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2040a" officeooo:paragraph-rsid="0013645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2040a" officeooo:paragraph-rsid="001e4ec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2040a" officeooo:paragraph-rsid="001bea8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2040a" officeooo:paragraph-rsid="0017635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2040a" officeooo:paragraph-rsid="0023d66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2040a" officeooo:paragraph-rsid="0012040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8cd0e" officeooo:paragraph-rsid="0018cd0e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8cd0e" officeooo:paragraph-rsid="001bea8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bea80" officeooo:paragraph-rsid="001bea80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bea80" officeooo:paragraph-rsid="001bea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e4ec3" officeooo:paragraph-rsid="001e4ec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e4ec3" officeooo:paragraph-rsid="001e4ec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fe989" officeooo:paragraph-rsid="001fe98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fe989" officeooo:paragraph-rsid="0023d661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46916" officeooo:paragraph-rsid="0024691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46916" officeooo:paragraph-rsid="0026689e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46916" officeooo:paragraph-rsid="0026689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6689e" officeooo:paragraph-rsid="0026689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80a3b" officeooo:paragraph-rsid="00280a3b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80a3b" officeooo:paragraph-rsid="00280a3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dc660" officeooo:paragraph-rsid="002dc660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dc660" officeooo:paragraph-rsid="002dc660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079974" officeooo:paragraph-rsid="0012040a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none" fo:font-weight="bold" officeooo:rsid="00079974" officeooo:paragraph-rsid="0012040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79974" officeooo:paragraph-rsid="000be1a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0be1aa" officeooo:paragraph-rsid="000be1a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0d6148" officeooo:paragraph-rsid="000d614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0d7bea" officeooo:paragraph-rsid="000d7be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0f05cf" officeooo:paragraph-rsid="000f05c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0f10d6" officeooo:paragraph-rsid="000f10d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12040a" officeooo:paragraph-rsid="0012040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2040a" officeooo:paragraph-rsid="0017635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2040a" officeooo:paragraph-rsid="0018cd0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12040a" officeooo:paragraph-rsid="001bea8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2040a" officeooo:paragraph-rsid="001e4ec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2040a" officeooo:paragraph-rsid="001fe989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12040a" officeooo:paragraph-rsid="0023d66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12040a" officeooo:paragraph-rsid="00280a3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246916" officeooo:paragraph-rsid="00246916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246916" officeooo:paragraph-rsid="0026689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26689e" officeooo:paragraph-rsid="0026689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280a3b" officeooo:paragraph-rsid="00280a3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280a3b" officeooo:paragraph-rsid="0028fe27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280a3b" officeooo:paragraph-rsid="002a8c62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80a3b" officeooo:paragraph-rsid="002c238d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2d2b09" officeooo:paragraph-rsid="002d2b0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2dc660" officeooo:paragraph-rsid="002dc66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79974" officeooo:paragraph-rsid="001e4ec3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79974" officeooo:paragraph-rsid="0023d661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2040a" officeooo:paragraph-rsid="001cf14f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d2b09" officeooo:paragraph-rsid="002d2b09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040a" officeooo:paragraph-rsid="001bea8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040a" officeooo:paragraph-rsid="001cf14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040a" officeooo:paragraph-rsid="00280a3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0a3b" officeooo:paragraph-rsid="002c238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c660" officeooo:paragraph-rsid="002dc660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dc660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fo:font-weight="bold" officeooo:rsid="000be1aa" officeooo:paragraph-rsid="000be1aa" style:font-size-asian="10pt" style:font-weight-asian="bold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weight="bold" officeooo:rsid="000d7bea" officeooo:paragraph-rsid="000d7bea" style:font-weight-asian="bold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weight="bold" officeooo:rsid="0012040a" officeooo:paragraph-rsid="0012040a" style:font-weight-asian="bold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fo:font-weight="bold" officeooo:rsid="0018cd0e" officeooo:paragraph-rsid="001bea80" style:font-weight-asian="bold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fo:font-weight="bold" officeooo:rsid="001bea80" officeooo:paragraph-rsid="001bea80" style:font-weight-asian="bold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fo:font-weight="bold" officeooo:rsid="001fe989" officeooo:paragraph-rsid="0023d661" style:font-weight-asian="bold" style:font-weight-complex="bold"/>
    </style:style>
    <style:style style:name="P78" style:family="paragraph" style:parent-style-name="Standard">
      <style:paragraph-properties fo:text-align="center" style:justify-single-word="false" fo:break-before="page"/>
      <style:text-properties fo:font-weight="bold" officeooo:rsid="00246916" officeooo:paragraph-rsid="0026689e" style:font-weight-asian="bold" style:font-weight-complex="bold"/>
    </style:style>
    <style:style style:name="P79" style:family="paragraph" style:parent-style-name="Standard">
      <style:paragraph-properties fo:text-align="center" style:justify-single-word="false" fo:break-before="page"/>
      <style:text-properties fo:font-weight="bold" officeooo:rsid="00280a3b" officeooo:paragraph-rsid="00280a3b" style:font-weight-asian="bold" style:font-weight-complex="bold"/>
    </style:style>
    <style:style style:name="P80" style:family="paragraph" style:parent-style-name="Standard">
      <style:paragraph-properties fo:text-align="center" style:justify-single-word="false" fo:break-before="page"/>
      <style:text-properties fo:font-weight="bold" officeooo:rsid="002c238d" officeooo:paragraph-rsid="002c238d" style:font-weight-asian="bold" style:font-weight-complex="bold"/>
    </style:style>
    <style:style style:name="P81" style:family="paragraph" style:parent-style-name="Standard">
      <style:paragraph-properties fo:text-align="center" style:justify-single-word="false" fo:break-before="page"/>
      <style:text-properties fo:font-weight="bold" officeooo:rsid="002dc660" officeooo:paragraph-rsid="002dc660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79974" officeooo:paragraph-rsid="0012040a" fo:background-color="#e8f2fe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079974" officeooo:paragraph-rsid="00176356" fo:background-color="#e8f2fe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2040a" officeooo:paragraph-rsid="001bea80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2040a" officeooo:paragraph-rsid="001cf14f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cf14f" officeooo:paragraph-rsid="001e4ec3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cf14f" officeooo:paragraph-rsid="0023d66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cf14f" officeooo:paragraph-rsid="00280a3b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cf14f" officeooo:paragraph-rsid="002d2b09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1cf14f" officeooo:paragraph-rsid="002c238d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2040a" officeooo:paragraph-rsid="001bea8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cf14f" officeooo:paragraph-rsid="001cf14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cf14f" officeooo:paragraph-rsid="00280a3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80a3b" officeooo:paragraph-rsid="002c238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79974" officeooo:paragraph-rsid="00176356" style:font-size-asian="10pt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79974" officeooo:paragraph-rsid="001bea80" style:font-size-asian="10pt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2d2b09" officeooo:paragraph-rsid="002d2b09" style:font-size-asian="10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1cf14f" officeooo:paragraph-rsid="002d2b09" style:font-size-asian="10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246916" officeooo:paragraph-rsid="0026689e" style:font-size-asian="10pt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cf14f" officeooo:paragraph-rsid="002dc660" style:font-size-asian="10pt" style:font-weight-asian="normal" style:font-size-complex="12pt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dc660" style:font-size-asian="10pt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font-weight="bold" officeooo:rsid="0012040a" style:font-size-asian="10pt" style:font-weight-asian="bold" style:font-weight-complex="bold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" fo:font-size="12pt" fo:font-weight="bold" officeooo:rsid="0012040a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06" style:family="paragraph" style:parent-style-name="Standard">
      <style:paragraph-properties fo:text-align="center" style:justify-single-word="false" fo:break-before="page"/>
      <style:text-properties fo:color="#000000" style:font-name="Liberation Serif" fo:font-size="12pt" fo:font-weight="bold" officeooo:rsid="00079974" officeooo:paragraph-rsid="00176356" fo:background-color="#e8f2fe" style:font-size-asian="12pt" style:font-weight-asian="bold" style:font-size-complex="12pt" style:font-weight-complex="bold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1cf14f" style:font-size-asian="10pt" style:font-weight-asian="bold"/>
    </style:style>
    <style:style style:name="T3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4" style:family="text">
      <style:text-properties fo:color="#7f0055" style:font-name="Consolas" fo:font-size="10pt" style:font-size-asian="10pt"/>
    </style:style>
    <style:style style:name="T5" style:family="text">
      <style:text-properties fo:color="#7f0055" style:font-name="Consolas" fo:font-size="10pt" officeooo:rsid="001cf14f" style:font-size-asian="10pt"/>
    </style:style>
    <style:style style:name="T6" style:family="text">
      <style:text-properties fo:color="#000000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background-color="#d4d4d4" loext:char-shading-value="0" style:font-size-asian="10pt"/>
    </style:style>
    <style:style style:name="T9" style:family="text">
      <style:text-properties fo:color="#000000" style:font-name="Consolas" fo:font-size="10pt" fo:font-style="italic" style:font-size-asian="10pt" style:font-style-asian="italic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Liberation Serif" fo:font-size="12pt" style:font-size-asian="10.5pt" style:font-size-complex="12pt"/>
    </style:style>
    <style:style style:name="T12" style:family="text">
      <style:text-properties fo:color="#000000" style:font-name="Liberation Serif" fo:font-size="12pt" officeooo:rsid="001cf14f" style:font-size-asian="10.5pt" style:font-size-complex="12pt"/>
    </style:style>
    <style:style style:name="T13" style:family="text">
      <style:text-properties fo:color="#000000" officeooo:rsid="001cf14f"/>
    </style:style>
    <style:style style:name="T14" style:family="text">
      <style:text-properties fo:color="#000000" officeooo:rsid="002182ce"/>
    </style:style>
    <style:style style:name="T15" style:family="text">
      <style:text-properties fo:color="#000000" officeooo:rsid="002c238d"/>
    </style:style>
    <style:style style:name="T16" style:family="text">
      <style:text-properties fo:color="#6a3e3e" style:font-name="Consolas" fo:font-size="10pt" style:font-size-asian="10pt"/>
    </style:style>
    <style:style style:name="T17" style:family="text">
      <style:text-properties fo:color="#6a3e3e" style:font-name="Consolas" fo:font-size="10pt" fo:background-color="#f0d8a8" loext:char-shading-value="0" style:font-size-asian="10pt"/>
    </style:style>
    <style:style style:name="T18" style:family="text">
      <style:text-properties fo:color="#6a3e3e" style:font-name="Consolas" fo:font-size="10pt" fo:background-color="#d4d4d4" loext:char-shading-value="0" style:font-size-asian="10pt"/>
    </style:style>
    <style:style style:name="T19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1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22" style:family="text">
      <style:text-properties fo:color="#0000c0" style:font-name="Consolas" fo:font-size="10pt" fo:font-style="italic" style:font-size-asian="10pt" style:font-style-asian="italic"/>
    </style:style>
    <style:style style:name="T23" style:family="text">
      <style:text-properties fo:color="#0000c0" style:font-name="Consolas" fo:font-size="10pt" style:font-size-asian="10pt"/>
    </style:style>
    <style:style style:name="T24" style:family="text">
      <style:text-properties fo:color="#2a00ff" style:font-name="Consolas" fo:font-size="10pt" style:font-size-asian="10pt"/>
    </style:style>
    <style:style style:name="T25" style:family="text">
      <style:text-properties fo:color="#3f7f5f" style:font-name="Consolas" fo:font-size="10pt" style:font-size-asian="10pt"/>
    </style:style>
    <style:style style:name="T26" style:family="text">
      <style:text-properties officeooo:rsid="000f10d6"/>
    </style:style>
    <style:style style:name="T27" style:family="text">
      <style:text-properties officeooo:rsid="000fd1ae"/>
    </style:style>
    <style:style style:name="T28" style:family="text">
      <style:text-properties officeooo:rsid="0013645c"/>
    </style:style>
    <style:style style:name="T29" style:family="text">
      <style:text-properties officeooo:rsid="001e4ec3"/>
    </style:style>
    <style:style style:name="T30" style:family="text">
      <style:text-properties officeooo:rsid="001fe989"/>
    </style:style>
    <style:style style:name="T31" style:family="text">
      <style:text-properties officeooo:rsid="002a8c62"/>
    </style:style>
    <style:style style:name="T32" style:family="text">
      <style:text-properties officeooo:rsid="002c23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VA PROGRAMS</text:p>
      <text:p text:style-name="P1"/>
      <text:p text:style-name="P35"><text:span text:style-name="T26">BASIC</text:span> PROGRAMS</text:p>
      <text:p text:style-name="P37">1.Armstrong</text:p>
      <text:p text:style-name="P37">2.Fibonacci</text:p>
      <text:p text:style-name="P38">3.Even(or)Odd</text:p>
      <text:p text:style-name="P39">4.Factorial</text:p>
      <text:p text:style-name="P40">5.Palindrome</text:p>
      <text:p text:style-name="P40">6.Pattern</text:p>
      <text:p text:style-name="P41">7.Prime</text:p>
      <text:p text:style-name="P42">8.<text:span text:style-name="T27">Reverse Number</text:span></text:p>
      <text:p text:style-name="P2"/>
      <text:p text:style-name="P12">CONSTRUCTOR</text:p>
      <text:p text:style-name="P43">1. Example_1</text:p>
      <text:p text:style-name="P43"><text:span text:style-name="T30">2</text:span>. Example_2</text:p>
      <text:p text:style-name="P43"><text:span text:style-name="T30">3</text:span>. Example_3</text:p>
      <text:p text:style-name="P3"/>
      <text:p text:style-name="P82">Exception_Handiling</text:p>
      <text:p text:style-name="P44">1. Example_1</text:p>
      <text:p text:style-name="P2"/>
      <text:p text:style-name="P19">File_ handiling</text:p>
      <text:p text:style-name="P45">1. Example_1</text:p>
      <text:p text:style-name="P2"/>
      <text:p text:style-name="P21">Inheritance</text:p>
      <text:p text:style-name="P46">1. Example_1</text:p>
      <text:p text:style-name="P47"><text:span text:style-name="T30">2</text:span>. Example_2</text:p>
      <text:p text:style-name="P2"/>
      <text:p text:style-name="P23">Interface</text:p>
      <text:p text:style-name="P47">1. Example_1</text:p>
      <text:p text:style-name="P47"><text:span text:style-name="T30">2</text:span>. Example_2</text:p>
      <text:p text:style-name="P2"/>
      <text:p text:style-name="P25">Keywords</text:p>
      <text:p text:style-name="P48">1. Example_1</text:p>
      <text:p text:style-name="P48"><text:span text:style-name="T30">2</text:span>. Example_2</text:p>
      <text:p text:style-name="P2"/>
      <text:p text:style-name="P27">OOPS</text:p>
      <text:p text:style-name="P51">1.Encapsulation</text:p>
      <text:p text:style-name="P51">2.Overloading</text:p>
      <text:p text:style-name="P51">3.Overriding</text:p>
      <text:p text:style-name="P51">4.Polymorphism</text:p>
      <text:p text:style-name="P51"/>
      <text:p text:style-name="P31">Scanner</text:p>
      <text:p text:style-name="P50">1. Example_1</text:p>
      <text:p text:style-name="P2"/>
      <text:p text:style-name="P31">Statements</text:p>
      <text:p text:style-name="P54">1.IF</text:p>
      <text:p text:style-name="P54">2.ElseIF</text:p>
      <text:p text:style-name="P55">3.ForLoop</text:p>
      <text:p text:style-name="P56"><text:span text:style-name="T31">4</text:span>.Switch</text:p>
      <text:p text:style-name="P54"><text:soft-page-break/><text:span text:style-name="T32">5</text:span>.Continue</text:p>
      <text:p text:style-name="P58">6.WhileLoop</text:p>
      <text:p text:style-name="P2"/>
      <text:p text:style-name="P33">Variables</text:p>
      <text:p text:style-name="P59">1.Class</text:p>
      <text:p text:style-name="P59">2.Global</text:p>
      <text:p text:style-name="P59">3.Instance</text:p>
      <text:p text:style-name="P59">4.loc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<text:soft-page-break/><text:span text:style-name="T26">BASIC</text:span> PROGRAMS</text:p>
      <text:p text:style-name="P2"/>
      <text:p text:style-name="P2">1.Armstrong</text:p>
      <text:p text:style-name="P1"/>
      <text:p text:style-name="P1"><text:span text:style-name="T1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Armstrong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res</text:span><text:span text:style-name="T7"> = 0, </text:span><text:span text:style-name="T16">rem</text:span><text:span text:style-name="T7">;</text:span></text:p>
      <text:p text:style-name="P69"><text:span text:style-name="T7"><text:tab/><text:tab/></text:span><text:span text:style-name="T1">int</text:span><text:span text:style-name="T7"> </text:span><text:span text:style-name="T16">n</text:span><text:span text:style-name="T7"> = 153;</text:span></text:p>
      <text:p text:style-name="P69"><text:span text:style-name="T7"><text:tab/><text:tab/></text:span><text:span text:style-name="T1">int</text:span><text:span text:style-name="T7"> </text:span><text:span text:style-name="T16">temp</text:span><text:span text:style-name="T7"> = </text:span><text:span text:style-name="T16">n</text:span><text:span text:style-name="T7">;</text:span></text:p>
      <text:p text:style-name="P69"><text:span text:style-name="T7"><text:tab/><text:tab/></text:span><text:span text:style-name="T1">while</text:span><text:span text:style-name="T7">(</text:span><text:span text:style-name="T16">n</text:span><text:span text:style-name="T7"> &gt; 0) {</text:span></text:p>
      <text:p text:style-name="P69"><text:span text:style-name="T7"><text:tab/><text:tab/><text:tab/></text:span><text:span text:style-name="T16">rem</text:span><text:span text:style-name="T7"> = </text:span><text:span text:style-name="T16">n</text:span><text:span text:style-name="T7"> % 10;</text:span></text:p>
      <text:p text:style-name="P69"><text:span text:style-name="T7"><text:tab/><text:tab/><text:tab/></text:span><text:span text:style-name="T16">res</text:span><text:span text:style-name="T7"> = </text:span><text:span text:style-name="T16">res</text:span><text:span text:style-name="T7"> + </text:span><text:span text:style-name="T16">rem</text:span><text:span text:style-name="T7"> * </text:span><text:span text:style-name="T16">rem</text:span><text:span text:style-name="T7"> * </text:span><text:span text:style-name="T16">rem</text:span><text:span text:style-name="T7">;</text:span></text:p>
      <text:p text:style-name="P69"><text:span text:style-name="T7"><text:tab/><text:tab/><text:tab/></text:span><text:span text:style-name="T16">n</text:span><text:span text:style-name="T7"> = </text:span><text:span text:style-name="T16">n</text:span><text:span text:style-name="T7"> / 10;</text:span></text:p>
      <text:p text:style-name="P101"><text:tab/><text:tab/>}</text:p>
      <text:p text:style-name="P69"><text:span text:style-name="T7"><text:tab/><text:tab/></text:span><text:span text:style-name="T1">if</text:span><text:span text:style-name="T7">(</text:span><text:span text:style-name="T16">temp</text:span><text:span text:style-name="T7"> == </text:span><text:span text:style-name="T16">res</text:span><text:span text:style-name="T7">)</text:span></text:p>
      <text:p text:style-name="P69"><text:span text:style-name="T7"><text:tab/><text:tab/><text:tab/>System.</text:span><text:span text:style-name="T20">out</text:span><text:span text:style-name="T7">.println(</text:span><text:span text:style-name="T24">"Number is Armstrong"</text:span><text:span text:style-name="T7">);</text:span></text:p>
      <text:p text:style-name="P69"><text:span text:style-name="T7"><text:tab/><text:tab/></text:span><text:span text:style-name="T1">else</text:span></text:p>
      <text:p text:style-name="P69"><text:span text:style-name="T7"><text:tab/><text:tab/><text:tab/>System.</text:span><text:span text:style-name="T20">out</text:span><text:span text:style-name="T7">.println(</text:span><text:span text:style-name="T24">"Number is not Armstrong"</text:span><text:span text:style-name="T7">);</text:span></text:p>
      <text:p text:style-name="P101"><text:tab/>}</text:p>
      <text:p text:style-name="P101">}</text:p>
      <text:p text:style-name="P1"/>
      <text:p text:style-name="P2">2.Fibonacci</text:p>
      <text:p text:style-name="P7">Method:-1</text:p>
      <text:p text:style-name="P1"/>
      <text:p text:style-name="P1"><text:span text:style-name="T1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Fibonacci {</text:span></text:p>
      <text:p text:style-name="P71"/>
      <text:p text:style-name="P7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ystem.</text:span><text:span text:style-name="T20">out</text:span><text:span text:style-name="T7">.print(</text:span><text:span text:style-name="T24">"Fibonacci series: "</text:span><text:span text:style-name="T7">);</text:span></text:p>
      <text:p text:style-name="P69"><text:span text:style-name="T7"><text:tab/><text:tab/></text:span><text:span text:style-name="T1">int</text:span><text:span text:style-name="T7"> </text:span><text:span text:style-name="T16">a</text:span><text:span text:style-name="T7"> = 0, </text:span><text:span text:style-name="T16">b</text:span><text:span text:style-name="T7"> = 1, </text:span><text:span text:style-name="T16">res</text:span><text:span text:style-name="T7">;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2; </text:span><text:span text:style-name="T16">i</text:span><text:span text:style-name="T7"> &lt;=10; </text:span><text:span text:style-name="T16">i</text:span><text:span text:style-name="T7">++) {</text:span></text:p>
      <text:p text:style-name="P69"><text:span text:style-name="T7"><text:tab/><text:tab/><text:tab/></text:span><text:span text:style-name="T16">res</text:span><text:span text:style-name="T7"> = </text:span><text:span text:style-name="T16">a</text:span><text:span text:style-name="T7"> + </text:span><text:span text:style-name="T16">b</text:span><text:span text:style-name="T7">;</text:span></text:p>
      <text:p text:style-name="P69"><text:span text:style-name="T7"><text:tab/><text:tab/><text:tab/>System.</text:span><text:span text:style-name="T20">out</text:span><text:span text:style-name="T7">.print(</text:span><text:span text:style-name="T24">" "</text:span><text:span text:style-name="T7">+</text:span><text:span text:style-name="T16">res</text:span><text:span text:style-name="T7">);</text:span></text:p>
      <text:p text:style-name="P69"><text:span text:style-name="T7"><text:tab/><text:tab/><text:tab/></text:span><text:span text:style-name="T16">a</text:span><text:span text:style-name="T7"> = </text:span><text:span text:style-name="T16">b</text:span><text:span text:style-name="T7">;</text:span></text:p>
      <text:p text:style-name="P69"><text:span text:style-name="T7"><text:tab/><text:tab/><text:tab/></text:span><text:span text:style-name="T16">b</text:span><text:span text:style-name="T7"> = </text:span><text:span text:style-name="T16">res</text:span><text:span text:style-name="T7">;</text:span></text:p>
      <text:p text:style-name="P101"><text:tab/><text:tab/>}</text:p>
      <text:p text:style-name="P101"><text:tab/>}</text:p>
      <text:p text:style-name="P71"/>
      <text:p text:style-name="P101">}</text:p>
      <text:p text:style-name="P1"/>
      <text:p text:style-name="P7">Method:-2</text:p>
      <text:p text:style-name="P7"/>
      <text:p text:style-name="P7"><text:span text:style-name="T4">package</text:span><text:span text:style-name="T7"> Basic_Program;</text:span></text:p>
      <text:p text:style-name="P71"/>
      <text:p text:style-name="P69"><text:span text:style-name="T1">import</text:span><text:span text:style-name="T7"> java.util.Scanner;</text:span></text:p>
      <text:p text:style-name="P71"/>
      <text:p text:style-name="P69"><text:span text:style-name="T1">public</text:span><text:span text:style-name="T7"> </text:span><text:span text:style-name="T1">class</text:span><text:span text:style-name="T7"> FibonacciSeries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j</text:span><text:span text:style-name="T7"> = 1; </text:span><text:span text:style-name="T16">j</text:span><text:span text:style-name="T7"> &lt;= 10; </text:span><text:span text:style-name="T16">j</text:span><text:span text:style-name="T7">++) {</text:span></text:p>
      <text:p text:style-name="P69"><text:span text:style-name="T7"><text:tab/><text:tab/>System.</text:span><text:span text:style-name="T20">out</text:span><text:span text:style-name="T7">.print(</text:span><text:span text:style-name="T24">"\nEnter the fibonacci number: "</text:span><text:span text:style-name="T7">);</text:span></text:p>
      <text:p text:style-name="P69"><text:span text:style-name="T7"><text:tab/><text:tab/>Scanner </text:span><text:span text:style-name="T19">sc</text:span><text:span text:style-name="T7"> = </text:span><text:span text:style-name="T1">new</text:span><text:span text:style-name="T7"> Scanner(System.</text:span><text:span text:style-name="T20">in</text:span><text:span text:style-name="T7">);</text:span></text:p>
      <text:p text:style-name="P69"><text:soft-page-break/><text:span text:style-name="T7"><text:tab/><text:tab/></text:span><text:span text:style-name="T1">int</text:span><text:span text:style-name="T7"> </text:span><text:span text:style-name="T16">n</text:span><text:span text:style-name="T7"> = </text:span><text:span text:style-name="T16">sc</text:span><text:span text:style-name="T7">.nextInt();</text:span></text:p>
      <text:p text:style-name="P69"><text:span text:style-name="T7"><text:tab/><text:tab/></text:span><text:span text:style-name="T9">fibonacci</text:span><text:span text:style-name="T7">(</text:span><text:span text:style-name="T16">n</text:span><text:span text:style-name="T7">);</text:span></text:p>
      <text:p text:style-name="P101"><text:tab/>}</text:p>
      <text:p text:style-name="P101">}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fibonacci(</text:span><text:span text:style-name="T1">int</text:span><text:span text:style-name="T7"> </text:span><text:span text:style-name="T16">n</text:span><text:span text:style-name="T7">) {</text:span></text:p>
      <text:p text:style-name="P69"><text:span text:style-name="T7"><text:tab/><text:tab/></text:span><text:span text:style-name="T1">if</text:span><text:span text:style-name="T7">( </text:span><text:span text:style-name="T16">n</text:span><text:span text:style-name="T7"> == 1 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0"</text:span><text:span text:style-name="T7">);</text:span></text:p>
      <text:p text:style-name="P69"><text:span text:style-name="T7"><text:tab/><text:tab/>} </text:span><text:span text:style-name="T1">else</text:span><text:span text:style-name="T7"> </text:span><text:span text:style-name="T1">if</text:span><text:span text:style-name="T7">(</text:span><text:span text:style-name="T16">n</text:span><text:span text:style-name="T7"> == 2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0 1"</text:span><text:span text:style-name="T7">);</text:span></text:p>
      <text:p text:style-name="P69"><text:span text:style-name="T7"><text:tab/><text:tab/>} </text:span><text:span text:style-name="T1">else</text:span><text:span text:style-name="T7"> {</text:span></text:p>
      <text:p text:style-name="P69"><text:span text:style-name="T7"><text:tab/><text:tab/><text:tab/></text:span><text:span text:style-name="T1">int</text:span><text:span text:style-name="T7"> </text:span><text:span text:style-name="T16">a</text:span><text:span text:style-name="T7"> = 0, </text:span><text:span text:style-name="T16">b</text:span><text:span text:style-name="T7"> = 1, </text:span><text:span text:style-name="T16">res</text:span><text:span text:style-name="T7">;</text:span></text:p>
      <text:p text:style-name="P69"><text:span text:style-name="T7"><text:tab/><text:tab/><text:tab/>System.</text:span><text:span text:style-name="T20">out</text:span><text:span text:style-name="T7">.print(</text:span><text:span text:style-name="T16">a</text:span><text:span text:style-name="T7">+</text:span><text:span text:style-name="T24">" "</text:span><text:span text:style-name="T7">+</text:span><text:span text:style-name="T16">b</text:span><text:span text:style-name="T7">);</text:span></text:p>
      <text:p text:style-name="P69"><text:span text:style-name="T7"><text:tab/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2; </text:span><text:span text:style-name="T16">i</text:span><text:span text:style-name="T7"> &lt; </text:span><text:span text:style-name="T16">n</text:span><text:span text:style-name="T7">; </text:span><text:span text:style-name="T16">i</text:span><text:span text:style-name="T7">++) {</text:span></text:p>
      <text:p text:style-name="P69"><text:span text:style-name="T7"><text:tab/><text:tab/><text:tab/><text:tab/></text:span><text:span text:style-name="T16">res</text:span><text:span text:style-name="T7"> = </text:span><text:span text:style-name="T16">a</text:span><text:span text:style-name="T7"> + </text:span><text:span text:style-name="T16">b</text:span><text:span text:style-name="T7">;</text:span></text:p>
      <text:p text:style-name="P69"><text:span text:style-name="T7"><text:tab/><text:tab/><text:tab/><text:tab/>System.</text:span><text:span text:style-name="T20">out</text:span><text:span text:style-name="T7">.print(</text:span><text:span text:style-name="T24">" "</text:span><text:span text:style-name="T7">+</text:span><text:span text:style-name="T16">res</text:span><text:span text:style-name="T7">);</text:span></text:p>
      <text:p text:style-name="P69"><text:span text:style-name="T7"><text:tab/><text:tab/><text:tab/><text:tab/></text:span><text:span text:style-name="T16">a</text:span><text:span text:style-name="T7"> = </text:span><text:span text:style-name="T16">b</text:span><text:span text:style-name="T7">;</text:span></text:p>
      <text:p text:style-name="P69"><text:span text:style-name="T7"><text:tab/><text:tab/><text:tab/><text:tab/></text:span><text:span text:style-name="T16">b</text:span><text:span text:style-name="T7"> = </text:span><text:span text:style-name="T16">res</text:span><text:span text:style-name="T7">;</text:span></text:p>
      <text:p text:style-name="P101"><text:tab/><text:tab/><text:tab/>}</text:p>
      <text:p text:style-name="P101"><text:tab/><text:tab/>}</text:p>
      <text:p text:style-name="P101"><text:tab/>}</text:p>
      <text:p text:style-name="P71"/>
      <text:p text:style-name="P101">}</text:p>
      <text:p text:style-name="P71"/>
      <text:p text:style-name="P72"/>
      <text:p text:style-name="P7">3.Even(or)Odd</text:p>
      <text:p text:style-name="P7">Method:-1</text:p>
      <text:p text:style-name="P7"><text:span text:style-name="T4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EvenOddNumbers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ystem.</text:span><text:span text:style-name="T20">out</text:span><text:span text:style-name="T7">.print(</text:span><text:span text:style-name="T24">"Even numbers: "</text:span><text:span text:style-name="T7">);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0; </text:span><text:span text:style-name="T16">i</text:span><text:span text:style-name="T7"> &lt;= 10; </text:span><text:span text:style-name="T16">i</text:span><text:span text:style-name="T7">++) {</text:span></text:p>
      <text:p text:style-name="P69"><text:span text:style-name="T7"><text:tab/><text:tab/><text:tab/></text:span><text:span text:style-name="T1">if</text:span><text:span text:style-name="T7">(</text:span><text:span text:style-name="T16">i</text:span><text:span text:style-name="T7"> % 2 ==0) {</text:span></text:p>
      <text:p text:style-name="P69"><text:span text:style-name="T7"><text:tab/><text:tab/><text:tab/><text:tab/>System.</text:span><text:span text:style-name="T20">out</text:span><text:span text:style-name="T7">.print(</text:span><text:span text:style-name="T24">" "</text:span><text:span text:style-name="T7">+</text:span><text:span text:style-name="T16">i</text:span><text:span text:style-name="T7">);</text:span></text:p>
      <text:p text:style-name="P101"><text:tab/><text:tab/><text:tab/><text:tab/>}</text:p>
      <text:p text:style-name="P101"><text:tab/><text:tab/><text:tab/>}</text:p>
      <text:p text:style-name="P69"><text:span text:style-name="T7"><text:tab/><text:tab/>System.</text:span><text:span text:style-name="T20">out</text:span><text:span text:style-name="T7">.println();</text:span></text:p>
      <text:p text:style-name="P69"><text:span text:style-name="T7"><text:tab/><text:tab/>System.</text:span><text:span text:style-name="T20">out</text:span><text:span text:style-name="T7">.print(</text:span><text:span text:style-name="T24">"Odd numbers: "</text:span><text:span text:style-name="T7">);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0; </text:span><text:span text:style-name="T16">i</text:span><text:span text:style-name="T7"> &lt;= 10; </text:span><text:span text:style-name="T16">i</text:span><text:span text:style-name="T7">++) {</text:span></text:p>
      <text:p text:style-name="P69"><text:span text:style-name="T7"><text:tab/><text:tab/><text:tab/></text:span><text:span text:style-name="T1">if</text:span><text:span text:style-name="T7">(</text:span><text:span text:style-name="T16">i</text:span><text:span text:style-name="T7"> % 2 != 0) {</text:span></text:p>
      <text:p text:style-name="P69"><text:span text:style-name="T7"><text:tab/><text:tab/><text:tab/><text:tab/>System.</text:span><text:span text:style-name="T20">out</text:span><text:span text:style-name="T7">.print(</text:span><text:span text:style-name="T24">" "</text:span><text:span text:style-name="T7">+</text:span><text:span text:style-name="T16">i</text:span><text:span text:style-name="T7">);</text:span></text:p>
      <text:p text:style-name="P101"><text:tab/><text:tab/><text:tab/>}</text:p>
      <text:p text:style-name="P101"><text:tab/><text:tab/>}</text:p>
      <text:p text:style-name="P101"><text:tab/>}</text:p>
      <text:p text:style-name="P101">}</text:p>
      <text:p text:style-name="P7"/>
      <text:p text:style-name="P7">Method:-2</text:p>
      <text:p text:style-name="P7"><text:span text:style-name="T4">package</text:span><text:span text:style-name="T7"> Basic_Program;</text:span></text:p>
      <text:p text:style-name="P71"/>
      <text:p text:style-name="P69"><text:span text:style-name="T1">import</text:span><text:span text:style-name="T7"> java.util.Scanner;</text:span></text:p>
      <text:p text:style-name="P71"/>
      <text:p text:style-name="P69"><text:span text:style-name="T1">public</text:span><text:span text:style-name="T7"> </text:span><text:span text:style-name="T1">class</text:span><text:span text:style-name="T7"> EvenOdd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ystem.</text:span><text:span text:style-name="T20">out</text:span><text:span text:style-name="T7">.</text:span><text:span text:style-name="T10">println</text:span><text:span text:style-name="T7">(</text:span><text:span text:style-name="T24">"Enter a number: "</text:span><text:span text:style-name="T7">);</text:span></text:p>
      <text:p text:style-name="P69"><text:span text:style-name="T7"><text:tab/><text:tab/>Scanner </text:span><text:span text:style-name="T19">sc</text:span><text:span text:style-name="T7"> = </text:span><text:span text:style-name="T1">new</text:span><text:span text:style-name="T7"> Scanner(System.</text:span><text:span text:style-name="T20">in</text:span><text:span text:style-name="T7">);</text:span></text:p>
      <text:p text:style-name="P69"><text:soft-page-break/><text:span text:style-name="T7"><text:tab/><text:tab/></text:span><text:span text:style-name="T1">int</text:span><text:span text:style-name="T7"> </text:span><text:span text:style-name="T16">num</text:span><text:span text:style-name="T7"> = </text:span><text:span text:style-name="T16">sc</text:span><text:span text:style-name="T7">.nextInt();</text:span></text:p>
      <text:p text:style-name="P69"><text:span text:style-name="T7"><text:tab/><text:tab/></text:span><text:span text:style-name="T1">if</text:span><text:span text:style-name="T7">(</text:span><text:span text:style-name="T16">num</text:span><text:span text:style-name="T7"> %2 == 0) </text:span></text:p>
      <text:p text:style-name="P69"><text:span text:style-name="T7"><text:tab/><text:tab/><text:tab/>System.</text:span><text:span text:style-name="T20">out</text:span><text:span text:style-name="T7">.println(</text:span><text:span text:style-name="T24">"Number is Even"</text:span><text:span text:style-name="T7">);</text:span></text:p>
      <text:p text:style-name="P69"><text:span text:style-name="T7"><text:tab/><text:tab/></text:span><text:span text:style-name="T1">else</text:span></text:p>
      <text:p text:style-name="P69"><text:span text:style-name="T7"><text:tab/><text:tab/><text:tab/>System.</text:span><text:span text:style-name="T20">out</text:span><text:span text:style-name="T7">.println(</text:span><text:span text:style-name="T24">"Number is Odd"</text:span><text:span text:style-name="T7">);</text:span></text:p>
      <text:p text:style-name="P101"><text:tab/>}</text:p>
      <text:p text:style-name="P71"/>
      <text:p text:style-name="P102">}</text:p>
      <text:p text:style-name="P7"/>
      <text:p text:style-name="P8">4.Factorial</text:p>
      <text:p text:style-name="P8"/>
      <text:p text:style-name="P8"><text:span text:style-name="T4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Factorial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num</text:span><text:span text:style-name="T7"> = 6;</text:span></text:p>
      <text:p text:style-name="P69"><text:span text:style-name="T7"><text:tab/><text:tab/></text:span><text:span text:style-name="T1">int</text:span><text:span text:style-name="T7"> </text:span><text:span text:style-name="T16">res</text:span><text:span text:style-name="T7"> = 1;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</text:span><text:span text:style-name="T16">num</text:span><text:span text:style-name="T7">; </text:span><text:span text:style-name="T16">i</text:span><text:span text:style-name="T7"> &gt;= 1; </text:span><text:span text:style-name="T16">i</text:span><text:span text:style-name="T7">--) {</text:span></text:p>
      <text:p text:style-name="P69"><text:span text:style-name="T7"><text:tab/><text:tab/><text:tab/></text:span><text:span text:style-name="T16">res</text:span><text:span text:style-name="T7"> = </text:span><text:span text:style-name="T16">res</text:span><text:span text:style-name="T7"> * </text:span><text:span text:style-name="T16">i</text:span><text:span text:style-name="T7">;</text:span></text:p>
      <text:p text:style-name="P101"><text:tab/><text:tab/><text:tab/>}</text:p>
      <text:p text:style-name="P69"><text:span text:style-name="T7"><text:tab/><text:tab/>System.</text:span><text:span text:style-name="T20">out</text:span><text:span text:style-name="T7">.println(</text:span><text:span text:style-name="T24">"Factorial of number is: "</text:span><text:span text:style-name="T7">+</text:span><text:span text:style-name="T16">res</text:span><text:span text:style-name="T7">);</text:span></text:p>
      <text:p text:style-name="P101"><text:tab/>}</text:p>
      <text:p text:style-name="P71"/>
      <text:p text:style-name="P101">}</text:p>
      <text:p text:style-name="P8"/>
      <text:p text:style-name="P9">5.Palindrome</text:p>
      <text:p text:style-name="P9"/>
      <text:p text:style-name="P9"><text:span text:style-name="T4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Palindrome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res</text:span><text:span text:style-name="T7"> = 0, </text:span><text:span text:style-name="T16">rem</text:span><text:span text:style-name="T7">, </text:span><text:span text:style-name="T16">temp</text:span><text:span text:style-name="T7">;</text:span></text:p>
      <text:p text:style-name="P69"><text:span text:style-name="T7"><text:tab/><text:tab/></text:span><text:span text:style-name="T1">int</text:span><text:span text:style-name="T7"> </text:span><text:span text:style-name="T16">num</text:span><text:span text:style-name="T7"> = 4224;</text:span></text:p>
      <text:p text:style-name="P69"><text:span text:style-name="T7"><text:tab/><text:tab/></text:span><text:span text:style-name="T16">temp</text:span><text:span text:style-name="T7"> = </text:span><text:span text:style-name="T16">num</text:span><text:span text:style-name="T7">;</text:span></text:p>
      <text:p text:style-name="P69"><text:span text:style-name="T7"><text:tab/><text:tab/></text:span><text:span text:style-name="T1">while</text:span><text:span text:style-name="T7">(</text:span><text:span text:style-name="T16">num</text:span><text:span text:style-name="T7"> &gt; 0) {</text:span></text:p>
      <text:p text:style-name="P69"><text:span text:style-name="T7"><text:tab/><text:tab/><text:tab/></text:span><text:span text:style-name="T16">rem</text:span><text:span text:style-name="T7"> = </text:span><text:span text:style-name="T16">num</text:span><text:span text:style-name="T7"> % 10;</text:span></text:p>
      <text:p text:style-name="P69"><text:span text:style-name="T7"><text:tab/><text:tab/><text:tab/></text:span><text:span text:style-name="T16">res</text:span><text:span text:style-name="T7"> = (</text:span><text:span text:style-name="T16">res</text:span><text:span text:style-name="T7"> * 10) + </text:span><text:span text:style-name="T16">rem</text:span><text:span text:style-name="T7">;</text:span></text:p>
      <text:p text:style-name="P69"><text:span text:style-name="T7"><text:tab/><text:tab/><text:tab/></text:span><text:span text:style-name="T16">num</text:span><text:span text:style-name="T7"> = </text:span><text:span text:style-name="T16">num</text:span><text:span text:style-name="T7"> / 10;</text:span></text:p>
      <text:p text:style-name="P101"><text:tab/><text:tab/>}</text:p>
      <text:p text:style-name="P101"><text:tab/><text:tab/></text:p>
      <text:p text:style-name="P69"><text:span text:style-name="T7"><text:tab/><text:tab/></text:span><text:span text:style-name="T1">if</text:span><text:span text:style-name="T7">(</text:span><text:span text:style-name="T16">temp</text:span><text:span text:style-name="T7"> == </text:span><text:span text:style-name="T16">res</text:span><text:span text:style-name="T7">)</text:span></text:p>
      <text:p text:style-name="P69"><text:span text:style-name="T7"><text:tab/><text:tab/><text:tab/>System.</text:span><text:span text:style-name="T20">out</text:span><text:span text:style-name="T7">.println(</text:span><text:span text:style-name="T24">"Number is Palindrome"</text:span><text:span text:style-name="T7">);</text:span></text:p>
      <text:p text:style-name="P69"><text:span text:style-name="T7"><text:tab/><text:tab/></text:span><text:span text:style-name="T1">else</text:span></text:p>
      <text:p text:style-name="P69"><text:span text:style-name="T7"><text:tab/><text:tab/><text:tab/>System.</text:span><text:span text:style-name="T20">out</text:span><text:span text:style-name="T7">.println(</text:span><text:span text:style-name="T24">"Number is not a Palindrome "</text:span><text:span text:style-name="T7">);</text:span></text:p>
      <text:p text:style-name="P101"><text:tab/>}</text:p>
      <text:p text:style-name="P71"/>
      <text:p text:style-name="P101">}</text:p>
      <text:p text:style-name="P9"/>
      <text:p text:style-name="P73">6.Pattern</text:p>
      <text:p text:style-name="P9"/>
      <text:p text:style-name="P9"><text:span text:style-name="T4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PatternB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101"><text:tab/><text:tab/></text:p>
      <text:p text:style-name="P69"><text:span text:style-name="T7"><text:tab/><text:tab/></text:span><text:span text:style-name="T25">/*Printing i value in row wise and j values will b in column wise*/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1; </text:span><text:span text:style-name="T16">i</text:span><text:span text:style-name="T7"> &lt;= 4; </text:span><text:span text:style-name="T16">i</text:span><text:span text:style-name="T7">++) {</text:span></text:p>
      <text:p text:style-name="P69"><text:span text:style-name="T7"><text:tab/><text:tab/><text:tab/></text:span><text:span text:style-name="T1">for</text:span><text:span text:style-name="T7">(</text:span><text:span text:style-name="T1">int</text:span><text:span text:style-name="T7"> </text:span><text:span text:style-name="T16">j</text:span><text:span text:style-name="T7"> = 1; </text:span><text:span text:style-name="T16">j</text:span><text:span text:style-name="T7"> &lt;= 4; </text:span><text:span text:style-name="T16">j</text:span><text:span text:style-name="T7">++) {</text:span></text:p>
      <text:p text:style-name="P69"><text:span text:style-name="T7"><text:tab/><text:tab/><text:tab/>System.</text:span><text:span text:style-name="T20">out</text:span><text:span text:style-name="T7">.print(</text:span><text:span text:style-name="T16">i</text:span><text:span text:style-name="T7">);</text:span></text:p>
      <text:p text:style-name="P101"><text:tab/><text:tab/><text:tab/>}</text:p>
      <text:p text:style-name="P69"><text:span text:style-name="T7"><text:tab/><text:tab/><text:tab/>System.</text:span><text:span text:style-name="T20">out</text:span><text:span text:style-name="T7">.println();</text:span></text:p>
      <text:p text:style-name="P101"><text:tab/><text:tab/>}</text:p>
      <text:p text:style-name="P101"><text:tab/><text:tab/></text:p>
      <text:p text:style-name="P69"><text:span text:style-name="T7"><text:tab/><text:tab/></text:span><text:span text:style-name="T25">/*Printing j value in row wise and i values will be in row wise*/</text:span><text:span text:style-name="T7"> 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1; </text:span><text:span text:style-name="T16">i</text:span><text:span text:style-name="T7"> &lt;= 4; </text:span><text:span text:style-name="T16">i</text:span><text:span text:style-name="T7">++) {</text:span></text:p>
      <text:p text:style-name="P69"><text:span text:style-name="T7"><text:tab/><text:tab/><text:tab/></text:span><text:span text:style-name="T1">for</text:span><text:span text:style-name="T7">(</text:span><text:span text:style-name="T1">int</text:span><text:span text:style-name="T7"> </text:span><text:span text:style-name="T16">j</text:span><text:span text:style-name="T7"> = 1; </text:span><text:span text:style-name="T16">j</text:span><text:span text:style-name="T7"> &lt;= 4; </text:span><text:span text:style-name="T16">j</text:span><text:span text:style-name="T7">++) {</text:span></text:p>
      <text:p text:style-name="P69"><text:span text:style-name="T7"><text:tab/><text:tab/><text:tab/>System.</text:span><text:span text:style-name="T20">out</text:span><text:span text:style-name="T7">.print(</text:span><text:span text:style-name="T16">j</text:span><text:span text:style-name="T7">);</text:span></text:p>
      <text:p text:style-name="P101"><text:tab/><text:tab/><text:tab/>}</text:p>
      <text:p text:style-name="P69"><text:span text:style-name="T7"><text:tab/><text:tab/><text:tab/>System.</text:span><text:span text:style-name="T20">out</text:span><text:span text:style-name="T7">.println();</text:span></text:p>
      <text:p text:style-name="P101"><text:tab/><text:tab/>}</text:p>
      <text:p text:style-name="P101"><text:tab/><text:tab/></text:p>
      <text:p text:style-name="P69"><text:span text:style-name="T7"><text:tab/><text:tab/></text:span><text:span text:style-name="T25">/*printing * in row wise and column wise*/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1; </text:span><text:span text:style-name="T16">i</text:span><text:span text:style-name="T7"> &lt;= 4; </text:span><text:span text:style-name="T16">i</text:span><text:span text:style-name="T7">++) {</text:span></text:p>
      <text:p text:style-name="P69"><text:span text:style-name="T7"><text:tab/><text:tab/><text:tab/></text:span><text:span text:style-name="T1">for</text:span><text:span text:style-name="T7">(</text:span><text:span text:style-name="T1">int</text:span><text:span text:style-name="T7"> </text:span><text:span text:style-name="T16">j</text:span><text:span text:style-name="T7"> = 1; </text:span><text:span text:style-name="T16">j</text:span><text:span text:style-name="T7"> &lt;= 4; </text:span><text:span text:style-name="T16">j</text:span><text:span text:style-name="T7">++) {</text:span></text:p>
      <text:p text:style-name="P69"><text:span text:style-name="T7"><text:tab/><text:tab/><text:tab/>System.</text:span><text:span text:style-name="T20">out</text:span><text:span text:style-name="T7">.print(</text:span><text:span text:style-name="T24">"*"</text:span><text:span text:style-name="T7">+</text:span><text:span text:style-name="T24">" "</text:span><text:span text:style-name="T7">);</text:span></text:p>
      <text:p text:style-name="P101"><text:tab/><text:tab/><text:tab/>}</text:p>
      <text:p text:style-name="P69"><text:span text:style-name="T7"><text:tab/><text:tab/><text:tab/>System.</text:span><text:span text:style-name="T20">out</text:span><text:span text:style-name="T7">.println();</text:span></text:p>
      <text:p text:style-name="P101"><text:tab/><text:tab/>}</text:p>
      <text:p text:style-name="P101"><text:tab/>}</text:p>
      <text:p text:style-name="P101">}</text:p>
      <text:p text:style-name="P9"/>
      <text:p text:style-name="P10">7.Prime</text:p>
      <text:p text:style-name="P10">Method:-1</text:p>
      <text:p text:style-name="P10"/>
      <text:p text:style-name="P10"><text:span text:style-name="T4">package</text:span><text:span text:style-name="T7"> Basic_Program;</text:span></text:p>
      <text:p text:style-name="P71"/>
      <text:p text:style-name="P69"><text:span text:style-name="T1">import</text:span><text:span text:style-name="T7"> java.util.Scanner;</text:span></text:p>
      <text:p text:style-name="P71"/>
      <text:p text:style-name="P69"><text:span text:style-name="T1">public</text:span><text:span text:style-name="T7"> </text:span><text:span text:style-name="T1">class</text:span><text:span text:style-name="T7"> Prime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text:tab/><text:tab/>System.</text:span><text:span text:style-name="T21">out</text:span><text:span text:style-name="T7">.println(</text:span><text:span text:style-name="T24">"Enter a number: "</text:span><text:span text:style-name="T7">);</text:span></text:p>
      <text:p text:style-name="P69"><text:span text:style-name="T7"><text:tab/><text:tab/><text:tab/><text:tab/>Scanner </text:span><text:span text:style-name="T19">sc</text:span><text:span text:style-name="T7"> = </text:span><text:span text:style-name="T1">new</text:span><text:span text:style-name="T7"> Scanner(System.</text:span><text:span text:style-name="T20">in</text:span><text:span text:style-name="T7">);</text:span></text:p>
      <text:p text:style-name="P69"><text:span text:style-name="T7"><text:tab/><text:tab/><text:tab/><text:tab/></text:span><text:span text:style-name="T1">int</text:span><text:span text:style-name="T7"> </text:span><text:span text:style-name="T16">num</text:span><text:span text:style-name="T7"> = </text:span><text:span text:style-name="T16">sc</text:span><text:span text:style-name="T7">.nextInt();</text:span></text:p>
      <text:p text:style-name="P69"><text:span text:style-name="T7"><text:tab/><text:tab/><text:tab/><text:tab/></text:span><text:span text:style-name="T1">boolean</text:span><text:span text:style-name="T7"> </text:span><text:span text:style-name="T16">b</text:span><text:span text:style-name="T7"> = </text:span><text:span text:style-name="T1">true</text:span><text:span text:style-name="T7">;</text:span></text:p>
      <text:p text:style-name="P69"><text:span text:style-name="T7"><text:tab/><text:tab/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2; </text:span><text:span text:style-name="T16">i</text:span><text:span text:style-name="T7"> &lt; </text:span><text:span text:style-name="T16">num</text:span><text:span text:style-name="T7">; </text:span><text:span text:style-name="T16">i</text:span><text:span text:style-name="T7">++) {</text:span></text:p>
      <text:p text:style-name="P69"><text:span text:style-name="T7"><text:tab/><text:tab/><text:tab/><text:tab/><text:tab/></text:span><text:span text:style-name="T1">if</text:span><text:span text:style-name="T7">(</text:span><text:span text:style-name="T16">num</text:span><text:span text:style-name="T7"> % </text:span><text:span text:style-name="T16">i</text:span><text:span text:style-name="T7"> == 0) {</text:span></text:p>
      <text:p text:style-name="P69"><text:span text:style-name="T7"><text:tab/><text:tab/><text:tab/><text:tab/><text:tab/><text:tab/></text:span><text:span text:style-name="T16">b</text:span><text:span text:style-name="T7"> = </text:span><text:span text:style-name="T1">false</text:span><text:span text:style-name="T7">;</text:span></text:p>
      <text:p text:style-name="P69"><text:span text:style-name="T7"><text:tab/><text:tab/><text:tab/><text:tab/><text:tab/><text:tab/>System.</text:span><text:span text:style-name="T21">out</text:span><text:span text:style-name="T7">.println(</text:span><text:span text:style-name="T24">"Number is not prime"</text:span><text:span text:style-name="T7">);</text:span></text:p>
      <text:p text:style-name="P69"><text:span text:style-name="T7"><text:tab/><text:tab/><text:tab/><text:tab/><text:tab/><text:tab/></text:span><text:span text:style-name="T1">break</text:span><text:span text:style-name="T7">;</text:span></text:p>
      <text:p text:style-name="P101"><text:tab/><text:tab/><text:tab/><text:tab/><text:tab/> <text:s/>} </text:p>
      <text:p text:style-name="P101"><text:tab/><text:tab/><text:tab/><text:tab/>}</text:p>
      <text:p text:style-name="P69"><text:span text:style-name="T7"><text:tab/><text:tab/><text:tab/><text:tab/></text:span><text:span text:style-name="T1">if</text:span><text:span text:style-name="T7">(</text:span><text:span text:style-name="T16">b</text:span><text:span text:style-name="T7"> == </text:span><text:span text:style-name="T1">true</text:span><text:span text:style-name="T7">)</text:span></text:p>
      <text:p text:style-name="P69"><text:soft-page-break/><text:span text:style-name="T7"><text:tab/><text:tab/><text:tab/><text:tab/><text:tab/>System.</text:span><text:span text:style-name="T21">out</text:span><text:span text:style-name="T7">.println(</text:span><text:span text:style-name="T24">"Number is prime"</text:span><text:span text:style-name="T7">);</text:span></text:p>
      <text:p text:style-name="P101"><text:tab/><text:tab/><text:tab/>}</text:p>
      <text:p text:style-name="P101"><text:tab/>}</text:p>
      <text:p text:style-name="P101"/>
      <text:p text:style-name="P10">Method:-2</text:p>
      <text:p text:style-name="P10"><text:span text:style-name="T4">package</text:span><text:span text:style-name="T7"> Basic_Program;</text:span></text:p>
      <text:p text:style-name="P71"/>
      <text:p text:style-name="P69"><text:span text:style-name="T1">import</text:span><text:span text:style-name="T7"> </text:span><text:span text:style-name="T10">java.util.Scanner</text:span><text:span text:style-name="T7">;</text:span></text:p>
      <text:p text:style-name="P71"/>
      <text:p text:style-name="P69"><text:span text:style-name="T1">public</text:span><text:span text:style-name="T7"> </text:span><text:span text:style-name="T1">class</text:span><text:span text:style-name="T7"> PrimeNumbers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Prime numbers are: "</text:span><text:span text:style-name="T7">);</text:span></text:p>
      <text:p text:style-name="P69"><text:span text:style-name="T7"><text:tab/><text:tab/></text:span><text:span text:style-name="T25">//Scanner sc = new Scanner(System.in);</text:span></text:p>
      <text:p text:style-name="P69"><text:span text:style-name="T7"><text:tab/><text:tab/></text:span><text:span text:style-name="T25">//int num = sc.nextInt();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num</text:span><text:span text:style-name="T7"> = 1; </text:span><text:span text:style-name="T16">num</text:span><text:span text:style-name="T7"> &lt;= 20; </text:span><text:span text:style-name="T16">num</text:span><text:span text:style-name="T7">++) {</text:span></text:p>
      <text:p text:style-name="P69"><text:span text:style-name="T7"><text:tab/><text:tab/></text:span><text:span text:style-name="T1">boolean</text:span><text:span text:style-name="T7"> </text:span><text:span text:style-name="T16">b</text:span><text:span text:style-name="T7"> = </text:span><text:span text:style-name="T1">true</text:span><text:span text:style-name="T7">;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2; </text:span><text:span text:style-name="T16">i</text:span><text:span text:style-name="T7"> &lt; </text:span><text:span text:style-name="T16">num</text:span><text:span text:style-name="T7">; </text:span><text:span text:style-name="T16">i</text:span><text:span text:style-name="T7">++) {</text:span></text:p>
      <text:p text:style-name="P69"><text:span text:style-name="T7"><text:tab/><text:tab/><text:tab/></text:span><text:span text:style-name="T1">if</text:span><text:span text:style-name="T7">(</text:span><text:span text:style-name="T16">num</text:span><text:span text:style-name="T7"> % </text:span><text:span text:style-name="T16">i</text:span><text:span text:style-name="T7"> == 0) {</text:span></text:p>
      <text:p text:style-name="P69"><text:span text:style-name="T7"><text:tab/><text:tab/><text:tab/><text:tab/></text:span><text:span text:style-name="T16">b</text:span><text:span text:style-name="T7"> = </text:span><text:span text:style-name="T1">false</text:span><text:span text:style-name="T7">;</text:span></text:p>
      <text:p text:style-name="P69"><text:span text:style-name="T7"><text:tab/><text:tab/><text:tab/><text:tab/></text:span><text:span text:style-name="T25">//System.out.println("Number is not prime");</text:span></text:p>
      <text:p text:style-name="P69"><text:span text:style-name="T7"><text:tab/><text:tab/><text:tab/><text:tab/></text:span><text:span text:style-name="T1">break</text:span><text:span text:style-name="T7">;</text:span></text:p>
      <text:p text:style-name="P101"><text:tab/><text:tab/><text:tab/><text:tab/>}</text:p>
      <text:p text:style-name="P101"><text:tab/><text:tab/><text:tab/>}</text:p>
      <text:p text:style-name="P69"><text:span text:style-name="T7"><text:tab/><text:tab/></text:span><text:span text:style-name="T1">if</text:span><text:span text:style-name="T7">(</text:span><text:span text:style-name="T16">b</text:span><text:span text:style-name="T7"> == </text:span><text:span text:style-name="T1">true</text:span><text:span text:style-name="T7">)</text:span></text:p>
      <text:p text:style-name="P69"><text:span text:style-name="T7"><text:tab/><text:tab/><text:tab/>System.</text:span><text:span text:style-name="T20">out</text:span><text:span text:style-name="T7">.print(</text:span><text:span text:style-name="T24">" "</text:span><text:span text:style-name="T7">+</text:span><text:span text:style-name="T16">num</text:span><text:span text:style-name="T7">);</text:span></text:p>
      <text:p text:style-name="P101"><text:tab/><text:tab/>}</text:p>
      <text:p text:style-name="P101"><text:tab/>}</text:p>
      <text:p text:style-name="P71"/>
      <text:p text:style-name="P101">}</text:p>
      <text:p text:style-name="P101"><text:tab/></text:p>
      <text:p text:style-name="P11">8.ReverseNumber</text:p>
      <text:p text:style-name="P11"/>
      <text:p text:style-name="P11"><text:span text:style-name="T4">package</text:span><text:span text:style-name="T7"> Basic_Program;</text:span></text:p>
      <text:p text:style-name="P71"/>
      <text:p text:style-name="P69"><text:span text:style-name="T1">public</text:span><text:span text:style-name="T7"> </text:span><text:span text:style-name="T1">class</text:span><text:span text:style-name="T7"> ReverseNumber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res</text:span><text:span text:style-name="T7"> = 0, </text:span><text:span text:style-name="T16">rem</text:span><text:span text:style-name="T7">;</text:span></text:p>
      <text:p text:style-name="P69"><text:span text:style-name="T7"><text:tab/><text:tab/></text:span><text:span text:style-name="T1">int</text:span><text:span text:style-name="T7"> </text:span><text:span text:style-name="T16">num</text:span><text:span text:style-name="T7"> = 507;</text:span></text:p>
      <text:p text:style-name="P69"><text:span text:style-name="T7"><text:tab/><text:tab/></text:span><text:span text:style-name="T1">while</text:span><text:span text:style-name="T7">(</text:span><text:span text:style-name="T16">num</text:span><text:span text:style-name="T7"> &gt; 0) {</text:span></text:p>
      <text:p text:style-name="P69"><text:span text:style-name="T7"><text:tab/><text:tab/><text:tab/></text:span><text:span text:style-name="T16">rem</text:span><text:span text:style-name="T7"> = </text:span><text:span text:style-name="T16">num</text:span><text:span text:style-name="T7"> % 10;</text:span></text:p>
      <text:p text:style-name="P69"><text:span text:style-name="T7"><text:tab/><text:tab/><text:tab/></text:span><text:span text:style-name="T16">res</text:span><text:span text:style-name="T7"> = (</text:span><text:span text:style-name="T16">res</text:span><text:span text:style-name="T7"> * 10) + </text:span><text:span text:style-name="T16">rem</text:span><text:span text:style-name="T7">;</text:span></text:p>
      <text:p text:style-name="P69"><text:span text:style-name="T7"><text:tab/><text:tab/><text:tab/></text:span><text:span text:style-name="T16">num</text:span><text:span text:style-name="T7"> = </text:span><text:span text:style-name="T16">num</text:span><text:span text:style-name="T7"> / 10;</text:span></text:p>
      <text:p text:style-name="P101"><text:tab/><text:tab/>}</text:p>
      <text:p text:style-name="P101"><text:tab/><text:tab/></text:p>
      <text:p text:style-name="P69"><text:span text:style-name="T7"><text:tab/><text:tab/>System.</text:span><text:span text:style-name="T20">out</text:span><text:span text:style-name="T7">.println(</text:span><text:span text:style-name="T16">res</text:span><text:span text:style-name="T7">);</text:span></text:p>
      <text:p text:style-name="P101"><text:tab/>}</text:p>
      <text:p text:style-name="P71"/>
      <text:p text:style-name="P101">}</text:p>
      <text:p text:style-name="P11"/>
      <text:p text:style-name="P11"/>
      <text:p text:style-name="P11"/>
      <text:p text:style-name="P11"/>
      <text:p text:style-name="P11"/>
      <text:p text:style-name="P18"/>
      <text:p text:style-name="P74">CONSTRUCTOR</text:p>
      <text:p text:style-name="P11"/>
      <text:p text:style-name="P12">1.Example-1</text:p>
      <text:p text:style-name="P12"/>
      <text:p text:style-name="P12"><text:span text:style-name="T4">package</text:span><text:span text:style-name="T7"> Constructor;</text:span></text:p>
      <text:p text:style-name="P71"/>
      <text:p text:style-name="P69"><text:span text:style-name="T1">public</text:span><text:span text:style-name="T7"> </text:span><text:span text:style-name="T1">class</text:span><text:span text:style-name="T7"> Box {</text:span></text:p>
      <text:p text:style-name="P69"><text:span text:style-name="T7"><text:tab/></text:span><text:span text:style-name="T1">int</text:span><text:span text:style-name="T7"> </text:span><text:span text:style-name="T23">length</text:span><text:span text:style-name="T7">;</text:span></text:p>
      <text:p text:style-name="P69"><text:span text:style-name="T7"><text:tab/></text:span><text:span text:style-name="T1">int</text:span><text:span text:style-name="T7"> </text:span><text:span text:style-name="T23">breadth</text:span><text:span text:style-name="T7">;</text:span></text:p>
      <text:p text:style-name="P69"><text:span text:style-name="T7"><text:tab/></text:span><text:span text:style-name="T1">int</text:span><text:span text:style-name="T7"> </text:span><text:span text:style-name="T23">height</text:span><text:span text:style-name="T7">;</text:span></text:p>
      <text:p text:style-name="P101"><text:tab/></text:p>
      <text:p text:style-name="P69"><text:span text:style-name="T7"><text:tab/>Box(</text:span><text:span text:style-name="T1">int</text:span><text:span text:style-name="T7"> </text:span><text:span text:style-name="T16">l</text:span><text:span text:style-name="T7">, </text:span><text:span text:style-name="T1">int</text:span><text:span text:style-name="T7"> </text:span><text:span text:style-name="T16">b</text:span><text:span text:style-name="T7">, </text:span><text:span text:style-name="T1">int</text:span><text:span text:style-name="T7"> </text:span><text:span text:style-name="T16">h</text:span><text:span text:style-name="T7">) {</text:span></text:p>
      <text:p text:style-name="P69"><text:span text:style-name="T7"><text:tab/><text:tab/></text:span><text:span text:style-name="T23">length</text:span><text:span text:style-name="T7"> = </text:span><text:span text:style-name="T16">l</text:span><text:span text:style-name="T7">;</text:span></text:p>
      <text:p text:style-name="P69"><text:span text:style-name="T7"><text:tab/><text:tab/></text:span><text:span text:style-name="T23">breadth</text:span><text:span text:style-name="T7"> = </text:span><text:span text:style-name="T16">b</text:span><text:span text:style-name="T7">;</text:span></text:p>
      <text:p text:style-name="P69"><text:span text:style-name="T7"><text:tab/><text:tab/></text:span><text:span text:style-name="T23">height</text:span><text:span text:style-name="T7"> = </text:span><text:span text:style-name="T16">h</text:span><text:span text:style-name="T7">;</text:span></text:p>
      <text:p text:style-name="P101"><text:tab/>}</text:p>
      <text:p text:style-name="P69"><text:span text:style-name="T7"><text:tab/>Box(</text:span><text:span text:style-name="T1">int</text:span><text:span text:style-name="T7"> </text:span><text:span text:style-name="T16">side</text:span><text:span text:style-name="T7">) {</text:span></text:p>
      <text:p text:style-name="P69"><text:span text:style-name="T7"><text:tab/><text:tab/></text:span><text:span text:style-name="T23">length</text:span><text:span text:style-name="T7"> = </text:span><text:span text:style-name="T16">side</text:span><text:span text:style-name="T7">;</text:span></text:p>
      <text:p text:style-name="P69"><text:span text:style-name="T7"><text:tab/><text:tab/></text:span><text:span text:style-name="T23">breadth</text:span><text:span text:style-name="T7"> = </text:span><text:span text:style-name="T16">side</text:span><text:span text:style-name="T7">;</text:span></text:p>
      <text:p text:style-name="P69"><text:span text:style-name="T7"><text:tab/><text:tab/></text:span><text:span text:style-name="T23">height</text:span><text:span text:style-name="T7"> = </text:span><text:span text:style-name="T16">side</text:span><text:span text:style-name="T7">;</text:span></text:p>
      <text:p text:style-name="P101"><text:tab/>}</text:p>
      <text:p text:style-name="P69"><text:span text:style-name="T7"><text:tab/></text:span><text:span text:style-name="T1">void</text:span><text:span text:style-name="T7"> volume() {</text:span></text:p>
      <text:p text:style-name="P69"><text:span text:style-name="T7"><text:tab/><text:tab/></text:span><text:span text:style-name="T1">int</text:span><text:span text:style-name="T7"> </text:span><text:span text:style-name="T16">v</text:span><text:span text:style-name="T7"> = </text:span><text:span text:style-name="T23">length</text:span><text:span text:style-name="T7"> * </text:span><text:span text:style-name="T23">breadth</text:span><text:span text:style-name="T7"> * </text:span><text:span text:style-name="T23">height</text:span><text:span text:style-name="T7">;</text:span></text:p>
      <text:p text:style-name="P69"><text:span text:style-name="T7"><text:tab/><text:tab/>System.</text:span><text:span text:style-name="T20">out</text:span><text:span text:style-name="T7">.println(</text:span><text:span text:style-name="T24">"The Volume of Box is: "</text:span><text:span text:style-name="T7">+</text:span><text:span text:style-name="T16">v</text:span><text:span text:style-name="T7">);</text:span></text:p>
      <text:p text:style-name="P101"><text:tab/>}</text:p>
      <text:p text:style-name="P101"><text:tab/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3">void</text:span><text:span text:style-name="T7"> main(String[] </text:span><text:span text:style-name="T16">args</text:span><text:span text:style-name="T7">) {</text:span></text:p>
      <text:p text:style-name="P69"><text:span text:style-name="T7"><text:tab/><text:tab/>Box </text:span><text:span text:style-name="T16">b</text:span><text:span text:style-name="T7"> = </text:span><text:span text:style-name="T1">new</text:span><text:span text:style-name="T7"> Box(2, 3, 4);</text:span></text:p>
      <text:p text:style-name="P69"><text:span text:style-name="T7"><text:tab/><text:tab/></text:span><text:span text:style-name="T16">b</text:span><text:span text:style-name="T7">.volume();</text:span></text:p>
      <text:p text:style-name="P69"><text:span text:style-name="T7"><text:tab/><text:tab/>Box </text:span><text:span text:style-name="T16">bb</text:span><text:span text:style-name="T7"> = </text:span><text:span text:style-name="T1">new</text:span><text:span text:style-name="T7"> Box(5, 6, 7);</text:span></text:p>
      <text:p text:style-name="P69"><text:span text:style-name="T7"><text:tab/><text:tab/></text:span><text:span text:style-name="T16">bb</text:span><text:span text:style-name="T7">.volume();</text:span></text:p>
      <text:p text:style-name="P69"><text:span text:style-name="T7"><text:tab/><text:tab/>Box </text:span><text:span text:style-name="T16">bbb</text:span><text:span text:style-name="T7"> = </text:span><text:span text:style-name="T1">new</text:span><text:span text:style-name="T7"> Box(8);</text:span></text:p>
      <text:p text:style-name="P69"><text:span text:style-name="T7"><text:tab/><text:tab/></text:span><text:span text:style-name="T16">bbb</text:span><text:span text:style-name="T7">.volume();</text:span></text:p>
      <text:p text:style-name="P69"><text:span text:style-name="T7"><text:tab/></text:span><text:span text:style-name="T8">}</text:span></text:p>
      <text:p text:style-name="P71"/>
      <text:p text:style-name="P101">}</text:p>
      <text:p text:style-name="P12"/>
      <text:p text:style-name="P12">2.Example-2</text:p>
      <text:p text:style-name="P12"/>
      <text:p text:style-name="P12"><text:span text:style-name="T4">package</text:span><text:span text:style-name="T7"> Constructor;</text:span></text:p>
      <text:p text:style-name="P71"/>
      <text:p text:style-name="P69"><text:span text:style-name="T1">class</text:span><text:span text:style-name="T7"> Employee {</text:span></text:p>
      <text:p text:style-name="P69"><text:span text:style-name="T7"><text:tab/></text:span><text:span text:style-name="T1">int</text:span><text:span text:style-name="T7"> </text:span><text:span text:style-name="T23">empId</text:span><text:span text:style-name="T7">;</text:span></text:p>
      <text:p text:style-name="P101"><text:tab/>Employee() {</text:p>
      <text:p text:style-name="P69"><text:span text:style-name="T7"><text:tab/><text:tab/></text:span><text:span text:style-name="T23">empId</text:span><text:span text:style-name="T7"> = 10;</text:span></text:p>
      <text:p text:style-name="P101"><text:tab/>}</text:p>
      <text:p text:style-name="P101"><text:tab/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Employee </text:span><text:span text:style-name="T16">e</text:span><text:span text:style-name="T7"> = </text:span><text:span text:style-name="T1">new</text:span><text:span text:style-name="T7"> Employee();</text:span></text:p>
      <text:p text:style-name="P69"><text:span text:style-name="T7"><text:tab/><text:tab/>System.</text:span><text:span text:style-name="T20">out</text:span><text:span text:style-name="T7">.println(</text:span><text:span text:style-name="T24">"The Employee Id is: "</text:span><text:span text:style-name="T7">+</text:span><text:span text:style-name="T16">e</text:span><text:span text:style-name="T7">.</text:span><text:span text:style-name="T23">empId</text:span><text:span text:style-name="T7">);</text:span></text:p>
      <text:p text:style-name="P69"><text:span text:style-name="T7"><text:tab/><text:tab/></text:span><text:span text:style-name="T16">e</text:span><text:span text:style-name="T7"> = </text:span><text:span text:style-name="T1">new</text:span><text:span text:style-name="T7"> Employee();</text:span></text:p>
      <text:p text:style-name="P69"><text:span text:style-name="T7"><text:tab/><text:tab/>System.</text:span><text:span text:style-name="T20">out</text:span><text:span text:style-name="T7">.println(</text:span><text:span text:style-name="T24">"The Employee Id is: "</text:span><text:span text:style-name="T7">+</text:span><text:span text:style-name="T16">e</text:span><text:span text:style-name="T7">.</text:span><text:span text:style-name="T23">empId</text:span><text:span text:style-name="T7">); </text:span></text:p>
      <text:p text:style-name="P101"><text:tab/>}</text:p>
      <text:p text:style-name="P71"/>
      <text:p text:style-name="P101">}</text:p>
      <text:p text:style-name="P103"/>
      <text:p text:style-name="P104"><text:soft-page-break/></text:p>
      <text:p text:style-name="P13"><text:span text:style-name="T28">3</text:span>.Example-<text:span text:style-name="T28">3</text:span></text:p>
      <text:p text:style-name="P13"/>
      <text:p text:style-name="P13"><text:span text:style-name="T4">package</text:span><text:span text:style-name="T7"> Constructor;</text:span></text:p>
      <text:p text:style-name="P71"/>
      <text:p text:style-name="P69"><text:span text:style-name="T1">class</text:span><text:span text:style-name="T7"> Employee {</text:span></text:p>
      <text:p text:style-name="P69"><text:span text:style-name="T7"><text:tab/></text:span><text:span text:style-name="T1">int</text:span><text:span text:style-name="T7"> </text:span><text:span text:style-name="T23">empId</text:span><text:span text:style-name="T7">;</text:span></text:p>
      <text:p text:style-name="P101"><text:tab/>Employee() {</text:p>
      <text:p text:style-name="P69"><text:span text:style-name="T7"><text:tab/><text:tab/></text:span><text:span text:style-name="T23">empId</text:span><text:span text:style-name="T7"> = 10;</text:span></text:p>
      <text:p text:style-name="P101"><text:tab/>}</text:p>
      <text:p text:style-name="P101"><text:tab/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Employee </text:span><text:span text:style-name="T16">e</text:span><text:span text:style-name="T7"> = </text:span><text:span text:style-name="T1">new</text:span><text:span text:style-name="T7"> Employee();</text:span></text:p>
      <text:p text:style-name="P69"><text:span text:style-name="T7"><text:tab/><text:tab/>System.</text:span><text:span text:style-name="T20">out</text:span><text:span text:style-name="T7">.println(</text:span><text:span text:style-name="T24">"The Employee Id is: "</text:span><text:span text:style-name="T7">+</text:span><text:span text:style-name="T16">e</text:span><text:span text:style-name="T7">.</text:span><text:span text:style-name="T23">empId</text:span><text:span text:style-name="T7">);</text:span></text:p>
      <text:p text:style-name="P69"><text:span text:style-name="T7"><text:tab/><text:tab/></text:span><text:span text:style-name="T16">e</text:span><text:span text:style-name="T7"> = </text:span><text:span text:style-name="T1">new</text:span><text:span text:style-name="T7"> Employee();</text:span></text:p>
      <text:p text:style-name="P69"><text:span text:style-name="T7"><text:tab/><text:tab/>System.</text:span><text:span text:style-name="T20">out</text:span><text:span text:style-name="T7">.println(</text:span><text:span text:style-name="T24">"The Employee Id is: "</text:span><text:span text:style-name="T7">+</text:span><text:span text:style-name="T16">e</text:span><text:span text:style-name="T7">.</text:span><text:span text:style-name="T23">empId</text:span><text:span text:style-name="T7">); </text:span></text:p>
      <text:p text:style-name="P101"><text:tab/>}</text:p>
      <text:p text:style-name="P71"/>
      <text:p text:style-name="P101">}</text:p>
      <text:p text:style-name="P13"/>
      <text:p text:style-name="P83"/>
      <text:p text:style-name="P106">Exception_Handiling</text:p>
      <text:p text:style-name="P44"/>
      <text:p text:style-name="P16">1. Example_1</text:p>
      <text:p text:style-name="P4"/>
      <text:p text:style-name="P4"><text:span text:style-name="T4">package</text:span><text:span text:style-name="T7"> Exception_Handiling;</text:span></text:p>
      <text:p text:style-name="P71"/>
      <text:p text:style-name="P69"><text:span text:style-name="T1">public</text:span><text:span text:style-name="T7"> </text:span><text:span text:style-name="T1">class</text:span><text:span text:style-name="T7"> Tester2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try</text:span><text:span text:style-name="T7"> {</text:span></text:p>
      <text:p text:style-name="P69"><text:span text:style-name="T7"><text:tab/><text:tab/><text:tab/></text:span><text:span text:style-name="T1">int</text:span><text:span text:style-name="T7"> </text:span><text:span text:style-name="T19">res</text:span><text:span text:style-name="T7"> = 10 / 0;</text:span></text:p>
      <text:p text:style-name="P69"><text:span text:style-name="T7"><text:tab/><text:tab/>} </text:span><text:span text:style-name="T1">catch</text:span><text:span text:style-name="T7">(ArithmeticException </text:span><text:span text:style-name="T16">e</text:span><text:span text:style-name="T7">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Caught!!"</text:span><text:span text:style-name="T7">);</text:span></text:p>
      <text:p text:style-name="P101"><text:tab/><text:tab/>}</text:p>
      <text:p text:style-name="P71"/>
      <text:p text:style-name="P101"><text:tab/>}</text:p>
      <text:p text:style-name="P71"/>
      <text:p text:style-name="P101">}</text:p>
      <text:p text:style-name="P95"/>
      <text:p text:style-name="P95"/>
      <text:p text:style-name="P20"/>
      <text:p text:style-name="P75">File_ handiling</text:p>
      <text:p text:style-name="P15">1. Example_1</text:p>
      <text:p text:style-name="P96"/>
      <text:p text:style-name="P5"><text:span text:style-name="T4">package</text:span><text:span text:style-name="T7"> File_Handiling;</text:span></text:p>
      <text:p text:style-name="P71"/>
      <text:p text:style-name="P69"><text:span text:style-name="T1">import</text:span><text:span text:style-name="T7"> java.io.File;</text:span></text:p>
      <text:p text:style-name="P71"/>
      <text:p text:style-name="P69"><text:span text:style-name="T1">public</text:span><text:span text:style-name="T7"> </text:span><text:span text:style-name="T1">class</text:span><text:span text:style-name="T7"> Tester1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File </text:span><text:span text:style-name="T16">f1</text:span><text:span text:style-name="T7"> = </text:span><text:span text:style-name="T1">new</text:span><text:span text:style-name="T7"> File(</text:span><text:span text:style-name="T24">"C:\\Ambani"</text:span><text:span text:style-name="T7">);</text:span></text:p>
      <text:p text:style-name="P69"><text:span text:style-name="T7"><text:tab/><text:tab/></text:span><text:span text:style-name="T1">if</text:span><text:span text:style-name="T7">(</text:span><text:span text:style-name="T16">f1</text:span><text:span text:style-name="T7">.mkdir()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Folder Created"</text:span><text:span text:style-name="T7">);</text:span></text:p>
      <text:p text:style-name="P69"><text:span text:style-name="T7"><text:tab/><text:tab/>} </text:span><text:span text:style-name="T1">else</text:span><text:span text:style-name="T7"> {</text:span></text:p>
      <text:p text:style-name="P69"><text:span text:style-name="T7"><text:tab/><text:tab/><text:tab/>System.</text:span><text:span text:style-name="T20">out</text:span><text:span text:style-name="T7">.println(</text:span><text:span text:style-name="T24">"Folder not Created"</text:span><text:span text:style-name="T7">);</text:span></text:p>
      <text:p text:style-name="P101"><text:tab/><text:tab/>}</text:p>
      <text:p text:style-name="P69"><text:span text:style-name="T7"><text:tab/><text:tab/></text:span><text:span text:style-name="T1">if</text:span><text:span text:style-name="T7">(</text:span><text:span text:style-name="T16">f1</text:span><text:span text:style-name="T7">.exists()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Folder Existing"</text:span><text:span text:style-name="T7">);</text:span></text:p>
      <text:p text:style-name="P69"><text:span text:style-name="T7"><text:tab/><text:tab/>} </text:span><text:span text:style-name="T1">else</text:span><text:span text:style-name="T7"> {</text:span></text:p>
      <text:p text:style-name="P69"><text:span text:style-name="T7"><text:tab/><text:tab/><text:tab/>System.</text:span><text:span text:style-name="T20">out</text:span><text:span text:style-name="T7">.println(</text:span><text:span text:style-name="T24">"Folder not Existing"</text:span><text:span text:style-name="T7">);</text:span></text:p>
      <text:p text:style-name="P101"><text:tab/><text:tab/>}</text:p>
      <text:p text:style-name="P69"><text:span text:style-name="T7"><text:tab/><text:tab/></text:span><text:span text:style-name="T25">/*if(f1.delete()) {</text:span></text:p>
      <text:p text:style-name="P105"><text:tab/><text:tab/><text:tab/>System.out.println("Folder Deleted");</text:p>
      <text:p text:style-name="P105"><text:tab/><text:tab/>} else {</text:p>
      <text:p text:style-name="P105"><text:tab/><text:tab/><text:tab/>System.out.println("Folder not Deleted");</text:p>
      <text:p text:style-name="P105"><text:tab/><text:tab/>}*/</text:p>
      <text:p text:style-name="P71"/>
      <text:p text:style-name="P101"><text:tab/>}</text:p>
      <text:p text:style-name="P71"/>
      <text:p text:style-name="P101">}</text:p>
      <text:p text:style-name="P96"/>
      <text:p text:style-name="P96"/>
      <text:p text:style-name="P22"/>
      <text:p text:style-name="P76">Inheritance</text:p>
      <text:p text:style-name="P84">1. Example_1</text:p>
      <text:p text:style-name="P91"/>
      <text:p text:style-name="P64"><text:span text:style-name="T1">package</text:span><text:span text:style-name="T7"> Inheritance;</text:span></text:p>
      <text:p text:style-name="P71"/>
      <text:p text:style-name="P69"><text:span text:style-name="T1">class</text:span><text:span text:style-name="T7"> Animal {</text:span></text:p>
      <text:p text:style-name="P69"><text:span text:style-name="T7"><text:tab/></text:span><text:span text:style-name="T1">void</text:span><text:span text:style-name="T7"> sound() {</text:span></text:p>
      <text:p text:style-name="P69"><text:span text:style-name="T7"><text:tab/><text:tab/>System.</text:span><text:span text:style-name="T20">out</text:span><text:span text:style-name="T7">.println(</text:span><text:span text:style-name="T24">"different types of sound"</text:span><text:span text:style-name="T7">);</text:span></text:p>
      <text:p text:style-name="P101"><text:tab/>}</text:p>
      <text:p text:style-name="P101">}</text:p>
      <text:p text:style-name="P69"><text:span text:style-name="T7"><text:tab/></text:span><text:span text:style-name="T1">class</text:span><text:span text:style-name="T7"> Dog </text:span><text:span text:style-name="T1">extends</text:span><text:span text:style-name="T7"> Animal {</text:span></text:p>
      <text:p text:style-name="P69"><text:span text:style-name="T7"><text:tab/><text:tab/></text:span><text:span text:style-name="T1">void</text:span><text:span text:style-name="T7"> barking(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Bow - Bow"</text:span><text:span text:style-name="T7">);</text:span></text:p>
      <text:p text:style-name="P101"><text:tab/><text:tab/>}</text:p>
      <text:p text:style-name="P101"><text:tab/>}</text:p>
      <text:p text:style-name="P69"><text:span text:style-name="T7"><text:tab/></text:span><text:span text:style-name="T1">class</text:span><text:span text:style-name="T7"> Cat </text:span><text:span text:style-name="T1">extends</text:span><text:span text:style-name="T7"> Animal {</text:span></text:p>
      <text:p text:style-name="P69"><text:span text:style-name="T7"><text:tab/><text:tab/></text:span><text:span text:style-name="T1">void</text:span><text:span text:style-name="T7"> sounding(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Meow - Meow"</text:span><text:span text:style-name="T7">);</text:span></text:p>
      <text:p text:style-name="P101"><text:tab/><text:tab/>}</text:p>
      <text:p text:style-name="P101"><text:tab/>}</text:p>
      <text:p text:style-name="P69"><text:span text:style-name="T1">class</text:span><text:span text:style-name="T7"> Sample {</text:span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Cat </text:span><text:span text:style-name="T16">c</text:span><text:span text:style-name="T7"> = </text:span><text:span text:style-name="T1">new</text:span><text:span text:style-name="T7"> Cat();</text:span></text:p>
      <text:p text:style-name="P69"><text:span text:style-name="T7"><text:tab/><text:tab/></text:span><text:span text:style-name="T16">c</text:span><text:span text:style-name="T7">.sound();</text:span></text:p>
      <text:p text:style-name="P69"><text:span text:style-name="T7"><text:tab/><text:tab/></text:span><text:span text:style-name="T16">c</text:span><text:span text:style-name="T7">.sounding();</text:span></text:p>
      <text:p text:style-name="P69"><text:span text:style-name="T7"><text:tab/><text:tab/>System.</text:span><text:span text:style-name="T20">out</text:span><text:span text:style-name="T7">.println(</text:span><text:span text:style-name="T24">"============"</text:span><text:span text:style-name="T7">);</text:span></text:p>
      <text:p text:style-name="P69"><text:span text:style-name="T7"><text:tab/><text:tab/>Dog </text:span><text:span text:style-name="T16">d</text:span><text:span text:style-name="T7"> = </text:span><text:span text:style-name="T1">new</text:span><text:span text:style-name="T7"> Dog();</text:span></text:p>
      <text:p text:style-name="P69"><text:span text:style-name="T7"><text:tab/><text:tab/></text:span><text:span text:style-name="T16">d</text:span><text:span text:style-name="T7">.sound();</text:span></text:p>
      <text:p text:style-name="P69"><text:span text:style-name="T7"><text:tab/><text:tab/></text:span><text:span text:style-name="T16">d</text:span><text:span text:style-name="T7">.barking();</text:span></text:p>
      <text:p text:style-name="P101"><text:tab/><text:tab/>}</text:p>
      <text:p text:style-name="P101"><text:tab/>}</text:p>
      <text:p text:style-name="P71"/>
      <text:p text:style-name="P85"/>
      <text:p text:style-name="P62"><text:span text:style-name="T14">2</text:span><text:span text:style-name="T6">. Example_</text:span><text:span text:style-name="T13">2</text:span></text:p>
      <text:p text:style-name="P92"/>
      <text:p text:style-name="P65"><text:span text:style-name="T2">package</text:span><text:span text:style-name="T7"> Inheritance;</text:span></text:p>
      <text:p text:style-name="P71"/>
      <text:p text:style-name="P69"><text:span text:style-name="T1">class</text:span><text:span text:style-name="T7"> A {</text:span></text:p>
      <text:p text:style-name="P69"><text:span text:style-name="T7"><text:tab/></text:span><text:span text:style-name="T1">void</text:span><text:span text:style-name="T7"> test1() {</text:span></text:p>
      <text:p text:style-name="P69"><text:span text:style-name="T7"><text:tab/><text:tab/>System.</text:span><text:span text:style-name="T20">out</text:span><text:span text:style-name="T7">.println(</text:span><text:span text:style-name="T24">"Running method test 1"</text:span><text:span text:style-name="T7">);</text:span></text:p>
      <text:p text:style-name="P101"><text:tab/>}</text:p>
      <text:p text:style-name="P101">}</text:p>
      <text:p text:style-name="P69"><text:span text:style-name="T1">class</text:span><text:span text:style-name="T7"> B </text:span><text:span text:style-name="T1">extends</text:span><text:span text:style-name="T7"> A {</text:span></text:p>
      <text:p text:style-name="P69"><text:span text:style-name="T7"><text:tab/></text:span><text:span text:style-name="T1">void</text:span><text:span text:style-name="T7"> test2() {</text:span></text:p>
      <text:p text:style-name="P69"><text:span text:style-name="T7"><text:tab/><text:tab/>System.</text:span><text:span text:style-name="T20">out</text:span><text:span text:style-name="T7">.println(</text:span><text:span text:style-name="T24">"Running method test 2"</text:span><text:span text:style-name="T7">);</text:span></text:p>
      <text:p text:style-name="P101"><text:tab/>}</text:p>
      <text:p text:style-name="P101">}</text:p>
      <text:p text:style-name="P69"><text:span text:style-name="T1">class</text:span><text:span text:style-name="T7"> Tester1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B </text:span><text:span text:style-name="T16">b</text:span><text:span text:style-name="T7"> = </text:span><text:span text:style-name="T1">new</text:span><text:span text:style-name="T7"> B();</text:span></text:p>
      <text:p text:style-name="P69"><text:span text:style-name="T7"><text:tab/><text:tab/></text:span><text:span text:style-name="T16">b</text:span><text:span text:style-name="T7">.test1();</text:span></text:p>
      <text:p text:style-name="P69"><text:span text:style-name="T7"><text:tab/><text:tab/></text:span><text:span text:style-name="T16">b</text:span><text:span text:style-name="T7">.test2();</text:span></text:p>
      <text:p text:style-name="P71"/>
      <text:p text:style-name="P101"><text:tab/>}</text:p>
      <text:p text:style-name="P71"/>
      <text:p text:style-name="P101"><text:soft-page-break/>}</text:p>
      <text:p text:style-name="P92"/>
      <text:p text:style-name="P24">Interface</text:p>
      <text:p text:style-name="P14">1. Example_1</text:p>
      <text:p text:style-name="P47"/>
      <text:p text:style-name="P47"><text:span text:style-name="T1">package</text:span><text:span text:style-name="T7"> Interface;</text:span></text:p>
      <text:p text:style-name="P71"/>
      <text:p text:style-name="P69"><text:span text:style-name="T1">interface</text:span><text:span text:style-name="T7"> Tv {</text:span></text:p>
      <text:p text:style-name="P69"><text:span text:style-name="T7"><text:tab/></text:span><text:span text:style-name="T1">void</text:span><text:span text:style-name="T7"> display();</text:span></text:p>
      <text:p text:style-name="P69"><text:span text:style-name="T7"><text:tab/></text:span><text:span text:style-name="T1">void</text:span><text:span text:style-name="T7"> sound();</text:span></text:p>
      <text:p text:style-name="P69"><text:span text:style-name="T7"><text:tab/></text:span><text:span text:style-name="T1">void</text:span><text:span text:style-name="T7"> remote(</text:span><text:span text:style-name="T1">int</text:span><text:span text:style-name="T7"> </text:span><text:span text:style-name="T16">channel</text:span><text:span text:style-name="T7">);</text:span></text:p>
      <text:p text:style-name="P101">}</text:p>
      <text:p text:style-name="P71"/>
      <text:p text:style-name="P69"><text:span text:style-name="T1">class</text:span><text:span text:style-name="T7"> Sony </text:span><text:span text:style-name="T1">implements</text:span><text:span text:style-name="T7"> Tv {</text:span></text:p>
      <text:p text:style-name="P69"><text:span text:style-name="T7"><text:tab/></text:span><text:span text:style-name="T1">public</text:span><text:span text:style-name="T7"> </text:span><text:span text:style-name="T1">void</text:span><text:span text:style-name="T7"> display() {</text:span></text:p>
      <text:p text:style-name="P69"><text:span text:style-name="T7"><text:tab/><text:tab/>System.</text:span><text:span text:style-name="T20">out</text:span><text:span text:style-name="T7">.println(</text:span><text:span text:style-name="T24">"Sony LED Display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sound() {</text:span></text:p>
      <text:p text:style-name="P69"><text:span text:style-name="T7"><text:tab/><text:tab/>System.</text:span><text:span text:style-name="T20">out</text:span><text:span text:style-name="T7">.println(</text:span><text:span text:style-name="T24">"Sony DTS sound system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remote(</text:span><text:span text:style-name="T1">int</text:span><text:span text:style-name="T7"> </text:span><text:span text:style-name="T17">channel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Channel Number is: "</text:span><text:span text:style-name="T7">+</text:span><text:span text:style-name="T18">channel</text:span><text:span text:style-name="T7">);</text:span></text:p>
      <text:p text:style-name="P101"><text:tab/>}</text:p>
      <text:p text:style-name="P101">}</text:p>
      <text:p text:style-name="P71"/>
      <text:p text:style-name="P69"><text:span text:style-name="T1">class</text:span><text:span text:style-name="T7"> Onida </text:span><text:span text:style-name="T1">implements</text:span><text:span text:style-name="T7"> Tv {</text:span></text:p>
      <text:p text:style-name="P69"><text:span text:style-name="T7"><text:tab/></text:span><text:span text:style-name="T1">public</text:span><text:span text:style-name="T7"> </text:span><text:span text:style-name="T1">void</text:span><text:span text:style-name="T7"> display() {</text:span></text:p>
      <text:p text:style-name="P69"><text:span text:style-name="T7"><text:tab/><text:tab/>System.</text:span><text:span text:style-name="T20">out</text:span><text:span text:style-name="T7">.println(</text:span><text:span text:style-name="T24">"Onida LED Display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sound() {</text:span></text:p>
      <text:p text:style-name="P69"><text:span text:style-name="T7"><text:tab/><text:tab/>System.</text:span><text:span text:style-name="T20">out</text:span><text:span text:style-name="T7">.println(</text:span><text:span text:style-name="T24">"Onida DTS sound system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remote(</text:span><text:span text:style-name="T1">int</text:span><text:span text:style-name="T7"> </text:span><text:span text:style-name="T16">channel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Channel Number is: "</text:span><text:span text:style-name="T7">+</text:span><text:span text:style-name="T16">channel</text:span><text:span text:style-name="T7">);</text:span></text:p>
      <text:p text:style-name="P101"><text:tab/>}</text:p>
      <text:p text:style-name="P101">}</text:p>
      <text:p text:style-name="P69"><text:span text:style-name="T1">public</text:span><text:span text:style-name="T7"> </text:span><text:span text:style-name="T1">class</text:span><text:span text:style-name="T7"> Example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ony </text:span><text:span text:style-name="T16">s</text:span><text:span text:style-name="T7"> = </text:span><text:span text:style-name="T1">new</text:span><text:span text:style-name="T7"> Sony();</text:span></text:p>
      <text:p text:style-name="P69"><text:span text:style-name="T7"><text:tab/><text:tab/></text:span><text:span text:style-name="T16">s</text:span><text:span text:style-name="T7">.display();</text:span></text:p>
      <text:p text:style-name="P69"><text:span text:style-name="T7"><text:tab/><text:tab/></text:span><text:span text:style-name="T16">s</text:span><text:span text:style-name="T7">.sound();</text:span></text:p>
      <text:p text:style-name="P69"><text:span text:style-name="T7"><text:tab/><text:tab/></text:span><text:span text:style-name="T16">s</text:span><text:span text:style-name="T7">.remote(7);</text:span></text:p>
      <text:p text:style-name="P69"><text:span text:style-name="T7"><text:tab/><text:tab/>System.</text:span><text:span text:style-name="T20">out</text:span><text:span text:style-name="T7">.println(</text:span><text:span text:style-name="T24">"==============="</text:span><text:span text:style-name="T7">);</text:span></text:p>
      <text:p text:style-name="P69"><text:span text:style-name="T7"><text:tab/><text:tab/>Onida </text:span><text:span text:style-name="T16">o</text:span><text:span text:style-name="T7"> = </text:span><text:span text:style-name="T1">new</text:span><text:span text:style-name="T7"> Onida();</text:span></text:p>
      <text:p text:style-name="P69"><text:span text:style-name="T7"><text:tab/><text:tab/></text:span><text:span text:style-name="T16">o</text:span><text:span text:style-name="T7">.sound();</text:span></text:p>
      <text:p text:style-name="P69"><text:span text:style-name="T7"><text:tab/><text:tab/></text:span><text:span text:style-name="T16">o</text:span><text:span text:style-name="T7">.sound();</text:span></text:p>
      <text:p text:style-name="P69"><text:span text:style-name="T7"><text:tab/><text:tab/></text:span><text:span text:style-name="T16">o</text:span><text:span text:style-name="T7">.remote(37);</text:span></text:p>
      <text:p text:style-name="P71"/>
      <text:p text:style-name="P101"><text:tab/>}</text:p>
      <text:p text:style-name="P71"/>
      <text:p text:style-name="P101">}</text:p>
      <text:p text:style-name="P47"/>
      <text:p text:style-name="P14"><text:span text:style-name="T29">2</text:span>. Example_2</text:p>
      <text:p text:style-name="P86"/>
      <text:p text:style-name="P60"><text:span text:style-name="T5">package</text:span><text:span text:style-name="T7"> Interface;</text:span></text:p>
      <text:p text:style-name="P71"><text:soft-page-break/></text:p>
      <text:p text:style-name="P69"><text:span text:style-name="T1">interface</text:span><text:span text:style-name="T7"> Z {</text:span></text:p>
      <text:p text:style-name="P69"><text:span text:style-name="T7"><text:tab/></text:span><text:span text:style-name="T1">int</text:span><text:span text:style-name="T7"> </text:span><text:span text:style-name="T20">a</text:span><text:span text:style-name="T7"> = 10;</text:span></text:p>
      <text:p text:style-name="P69"><text:span text:style-name="T7"><text:tab/></text:span><text:span text:style-name="T25">/*int a;</text:span></text:p>
      <text:p text:style-name="P105"><text:tab/>a = 20;*/</text:p>
      <text:p text:style-name="P101">}</text:p>
      <text:p text:style-name="P69"><text:span text:style-name="T1">public</text:span><text:span text:style-name="T7"> </text:span><text:span text:style-name="T1">class</text:span><text:span text:style-name="T7"> Sample1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101"><text:tab/><text:tab/></text:p>
      <text:p text:style-name="P69"><text:span text:style-name="T7"><text:tab/><text:tab/><text:tab/><text:tab/>System.</text:span><text:span text:style-name="T20">out</text:span><text:span text:style-name="T7">.println(</text:span><text:span text:style-name="T24">"The value of a is: "</text:span><text:span text:style-name="T7">+Z.</text:span><text:span text:style-name="T20">a</text:span><text:span text:style-name="T7">);</text:span></text:p>
      <text:p text:style-name="P69"><text:span text:style-name="T7"><text:tab/><text:tab/><text:tab/><text:tab/>System.</text:span><text:span text:style-name="T20">out</text:span><text:span text:style-name="T7">.println(</text:span><text:span text:style-name="T24">"DONE!!!!"</text:span><text:span text:style-name="T7">);</text:span></text:p>
      <text:p text:style-name="P69"><text:span text:style-name="T7"><text:tab/><text:tab/><text:tab/><text:tab/></text:span><text:span text:style-name="T25">//int a = 20;</text:span></text:p>
      <text:p text:style-name="P69"><text:span text:style-name="T7"><text:tab/><text:tab/><text:tab/><text:tab/>System.</text:span><text:span text:style-name="T20">out</text:span><text:span text:style-name="T7">.println(</text:span><text:span text:style-name="T24">"The value of a is: "</text:span><text:span text:style-name="T7">+Z.</text:span><text:span text:style-name="T20">a</text:span><text:span text:style-name="T7">);</text:span></text:p>
      <text:p text:style-name="P101"><text:tab/><text:tab/><text:tab/>}</text:p>
      <text:p text:style-name="P71"/>
      <text:p text:style-name="P101"><text:tab/><text:tab/>}</text:p>
      <text:p text:style-name="P71"/>
      <text:p text:style-name="P26"/>
      <text:p text:style-name="P77">Keywords</text:p>
      <text:p text:style-name="P17">1. Example_1</text:p>
      <text:p text:style-name="P49"/>
      <text:p text:style-name="P49"><text:span text:style-name="T1">package</text:span><text:span text:style-name="T7"> Keywords;</text:span></text:p>
      <text:p text:style-name="P71"/>
      <text:p text:style-name="P69"><text:span text:style-name="T1">interface</text:span><text:span text:style-name="T7"> Tv {</text:span></text:p>
      <text:p text:style-name="P69"><text:span text:style-name="T7"><text:tab/></text:span><text:span text:style-name="T1">void</text:span><text:span text:style-name="T7"> display();</text:span></text:p>
      <text:p text:style-name="P69"><text:span text:style-name="T7"><text:tab/></text:span><text:span text:style-name="T1">void</text:span><text:span text:style-name="T7"> sound();</text:span></text:p>
      <text:p text:style-name="P69"><text:span text:style-name="T7"><text:tab/></text:span><text:span text:style-name="T1">void</text:span><text:span text:style-name="T7"> remote(</text:span><text:span text:style-name="T1">int</text:span><text:span text:style-name="T7"> </text:span><text:span text:style-name="T16">channel</text:span><text:span text:style-name="T7">);</text:span></text:p>
      <text:p text:style-name="P101">}</text:p>
      <text:p text:style-name="P71"/>
      <text:p text:style-name="P69"><text:span text:style-name="T1">class</text:span><text:span text:style-name="T7"> Sony </text:span><text:span text:style-name="T1">implements</text:span><text:span text:style-name="T7"> Tv {</text:span></text:p>
      <text:p text:style-name="P69"><text:span text:style-name="T7"><text:tab/></text:span><text:span text:style-name="T1">public</text:span><text:span text:style-name="T7"> </text:span><text:span text:style-name="T1">void</text:span><text:span text:style-name="T7"> display() {</text:span></text:p>
      <text:p text:style-name="P69"><text:span text:style-name="T7"><text:tab/><text:tab/>System.</text:span><text:span text:style-name="T20">out</text:span><text:span text:style-name="T7">.println(</text:span><text:span text:style-name="T24">"Sony LED Display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sound() {</text:span></text:p>
      <text:p text:style-name="P69"><text:span text:style-name="T7"><text:tab/><text:tab/>System.</text:span><text:span text:style-name="T20">out</text:span><text:span text:style-name="T7">.println(</text:span><text:span text:style-name="T24">"Sony DTS sound system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remote(</text:span><text:span text:style-name="T1">int</text:span><text:span text:style-name="T7"> </text:span><text:span text:style-name="T16">channel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Channel Number is: "</text:span><text:span text:style-name="T7">+</text:span><text:span text:style-name="T16">channel</text:span><text:span text:style-name="T7">);</text:span></text:p>
      <text:p text:style-name="P101"><text:tab/>}</text:p>
      <text:p text:style-name="P101">}</text:p>
      <text:p text:style-name="P71"/>
      <text:p text:style-name="P69"><text:span text:style-name="T1">class</text:span><text:span text:style-name="T7"> Onida </text:span><text:span text:style-name="T1">implements</text:span><text:span text:style-name="T7"> Tv {</text:span></text:p>
      <text:p text:style-name="P69"><text:span text:style-name="T7"><text:tab/></text:span><text:span text:style-name="T1">public</text:span><text:span text:style-name="T7"> </text:span><text:span text:style-name="T1">void</text:span><text:span text:style-name="T7"> display() {</text:span></text:p>
      <text:p text:style-name="P69"><text:span text:style-name="T7"><text:tab/><text:tab/>System.</text:span><text:span text:style-name="T20">out</text:span><text:span text:style-name="T7">.println(</text:span><text:span text:style-name="T24">"Onida LED Display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sound() {</text:span></text:p>
      <text:p text:style-name="P69"><text:span text:style-name="T7"><text:tab/><text:tab/>System.</text:span><text:span text:style-name="T20">out</text:span><text:span text:style-name="T7">.println(</text:span><text:span text:style-name="T24">"Onida DTS sound system"</text:span><text:span text:style-name="T7">)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remote(</text:span><text:span text:style-name="T1">int</text:span><text:span text:style-name="T7"> </text:span><text:span text:style-name="T16">channel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Channel Number is: "</text:span><text:span text:style-name="T7">+</text:span><text:span text:style-name="T16">channel</text:span><text:span text:style-name="T7">);</text:span></text:p>
      <text:p text:style-name="P101"><text:tab/>}</text:p>
      <text:p text:style-name="P101">}</text:p>
      <text:p text:style-name="P69"><text:span text:style-name="T1">public</text:span><text:span text:style-name="T7"> </text:span><text:span text:style-name="T1">class</text:span><text:span text:style-name="T7"> Example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ony </text:span><text:span text:style-name="T16">s</text:span><text:span text:style-name="T7"> = </text:span><text:span text:style-name="T1">new</text:span><text:span text:style-name="T7"> Sony();</text:span></text:p>
      <text:p text:style-name="P69"><text:span text:style-name="T7"><text:tab/><text:tab/></text:span><text:span text:style-name="T16">s</text:span><text:span text:style-name="T7">.display();</text:span></text:p>
      <text:p text:style-name="P69"><text:span text:style-name="T7"><text:tab/><text:tab/></text:span><text:span text:style-name="T16">s</text:span><text:span text:style-name="T7">.sound();</text:span></text:p>
      <text:p text:style-name="P69"><text:span text:style-name="T7"><text:tab/><text:tab/></text:span><text:span text:style-name="T16">s</text:span><text:span text:style-name="T7">.remote(7);</text:span></text:p>
      <text:p text:style-name="P69"><text:span text:style-name="T7"><text:tab/><text:tab/>System.</text:span><text:span text:style-name="T20">out</text:span><text:span text:style-name="T7">.println(</text:span><text:span text:style-name="T24">"==============="</text:span><text:span text:style-name="T7">);</text:span></text:p>
      <text:p text:style-name="P69"><text:span text:style-name="T7"><text:tab/><text:tab/>Onida </text:span><text:span text:style-name="T16">o</text:span><text:span text:style-name="T7"> = </text:span><text:span text:style-name="T1">new</text:span><text:span text:style-name="T7"> Onida();</text:span></text:p>
      <text:p text:style-name="P69"><text:span text:style-name="T7"><text:tab/><text:tab/></text:span><text:span text:style-name="T16">o</text:span><text:span text:style-name="T7">.sound();</text:span></text:p>
      <text:p text:style-name="P69"><text:span text:style-name="T7"><text:tab/><text:tab/></text:span><text:span text:style-name="T16">o</text:span><text:span text:style-name="T7">.sound();</text:span></text:p>
      <text:p text:style-name="P69"><text:span text:style-name="T7"><text:tab/><text:tab/></text:span><text:span text:style-name="T16">o</text:span><text:span text:style-name="T7">.remote(37);</text:span></text:p>
      <text:p text:style-name="P71"/>
      <text:p text:style-name="P101"><text:tab/>}</text:p>
      <text:p text:style-name="P71"/>
      <text:p text:style-name="P101">}</text:p>
      <text:p text:style-name="P49"/>
      <text:p text:style-name="P17"><text:span text:style-name="T30">2</text:span>. Example_2</text:p>
      <text:p text:style-name="P87"/>
      <text:p text:style-name="P61"><text:span text:style-name="T5">package</text:span><text:span text:style-name="T7"> Keywords;</text:span></text:p>
      <text:p text:style-name="P71"/>
      <text:p text:style-name="P69"><text:span text:style-name="T1">interface</text:span><text:span text:style-name="T7"> Z {</text:span></text:p>
      <text:p text:style-name="P69"><text:soft-page-break/><text:span text:style-name="T7"><text:tab/></text:span><text:span text:style-name="T1">int</text:span><text:span text:style-name="T7"> a = 10;</text:span></text:p>
      <text:p text:style-name="P69"><text:span text:style-name="T7"><text:tab/></text:span><text:span text:style-name="T25">/*int a;</text:span></text:p>
      <text:p text:style-name="P105"><text:tab/>a = 20;*/</text:p>
      <text:p text:style-name="P101">}</text:p>
      <text:p text:style-name="P69"><text:span text:style-name="T1">public</text:span><text:span text:style-name="T7"> </text:span><text:span text:style-name="T1">class</text:span><text:span text:style-name="T7"> Sample1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args) {</text:span></text:p>
      <text:p text:style-name="P101"><text:tab/><text:tab/></text:p>
      <text:p text:style-name="P69"><text:span text:style-name="T7"><text:tab/><text:tab/><text:tab/><text:tab/>System.out.println(</text:span><text:span text:style-name="T24">"The value of a is: "</text:span><text:span text:style-name="T7">+Z.a);</text:span></text:p>
      <text:p text:style-name="P69"><text:span text:style-name="T7"><text:tab/><text:tab/><text:tab/><text:tab/>System.out.println(</text:span><text:span text:style-name="T24">"DONE!!!!"</text:span><text:span text:style-name="T7">);</text:span></text:p>
      <text:p text:style-name="P69"><text:span text:style-name="T7"><text:tab/><text:tab/><text:tab/><text:tab/></text:span><text:span text:style-name="T25">//int a = 20;</text:span></text:p>
      <text:p text:style-name="P69"><text:span text:style-name="T7"><text:tab/><text:tab/><text:tab/><text:tab/>System.out.println(</text:span><text:span text:style-name="T24">"The value of a is: "</text:span><text:span text:style-name="T7">+Z.a);</text:span></text:p>
      <text:p text:style-name="P101"><text:tab/><text:tab/><text:tab/>}</text:p>
      <text:p text:style-name="P71"/>
      <text:p text:style-name="P101"><text:tab/><text:tab/>}</text:p>
      <text:p text:style-name="P71"/>
      <text:p text:style-name="P29"/>
      <text:p text:style-name="P78">OOPS</text:p>
      <text:p text:style-name="P28">1.Encapsulation</text:p>
      <text:p text:style-name="P52"/>
      <text:p text:style-name="P52"><text:span text:style-name="T1">package</text:span><text:span text:style-name="T7"> oops;</text:span></text:p>
      <text:p text:style-name="P71"/>
      <text:p text:style-name="P69"><text:span text:style-name="T1">class</text:span><text:span text:style-name="T7"> Sample {</text:span></text:p>
      <text:p text:style-name="P69"><text:span text:style-name="T7"><text:tab/></text:span><text:span text:style-name="T1">private</text:span><text:span text:style-name="T7"> </text:span><text:span text:style-name="T1">int</text:span><text:span text:style-name="T7"> </text:span><text:span text:style-name="T23">a</text:span><text:span text:style-name="T7">;</text:span></text:p>
      <text:p text:style-name="P69"><text:span text:style-name="T7"><text:tab/>Sample(</text:span><text:span text:style-name="T1">int</text:span><text:span text:style-name="T7"> </text:span><text:span text:style-name="T16">a</text:span><text:span text:style-name="T7">) {</text:span></text:p>
      <text:p text:style-name="P69"><text:span text:style-name="T7"><text:tab/><text:tab/></text:span><text:span text:style-name="T1">this</text:span><text:span text:style-name="T7">.</text:span><text:span text:style-name="T23">a</text:span><text:span text:style-name="T7"> = </text:span><text:span text:style-name="T16">a</text:span><text:span text:style-name="T7">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int</text:span><text:span text:style-name="T7"> getSample() {</text:span></text:p>
      <text:p text:style-name="P69"><text:span text:style-name="T7"><text:tab/><text:tab/></text:span><text:span text:style-name="T1">return</text:span><text:span text:style-name="T7"> </text:span><text:span text:style-name="T23">a</text:span><text:span text:style-name="T7">;</text:span></text:p>
      <text:p text:style-name="P101"><text:tab/>}</text:p>
      <text:p text:style-name="P69"><text:span text:style-name="T7"><text:tab/></text:span><text:span text:style-name="T1">public</text:span><text:span text:style-name="T7"> </text:span><text:span text:style-name="T1">void</text:span><text:span text:style-name="T7"> setSample(</text:span><text:span text:style-name="T1">int</text:span><text:span text:style-name="T7"> </text:span><text:span text:style-name="T16">a</text:span><text:span text:style-name="T7">) {</text:span></text:p>
      <text:p text:style-name="P69"><text:span text:style-name="T7"><text:tab/><text:tab/></text:span><text:span text:style-name="T1">this</text:span><text:span text:style-name="T7">.</text:span><text:span text:style-name="T23">a</text:span><text:span text:style-name="T7"> = </text:span><text:span text:style-name="T16">a</text:span><text:span text:style-name="T7">;</text:span></text:p>
      <text:p text:style-name="P101"><text:tab/>}</text:p>
      <text:p text:style-name="P101">}</text:p>
      <text:p text:style-name="P69"><text:span text:style-name="T1">public</text:span><text:span text:style-name="T7"> </text:span><text:span text:style-name="T1">class</text:span><text:span text:style-name="T7"> Encapsulation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ample </text:span><text:span text:style-name="T16">s</text:span><text:span text:style-name="T7"> = </text:span><text:span text:style-name="T1">new</text:span><text:span text:style-name="T7"> Sample(10);</text:span></text:p>
      <text:p text:style-name="P69"><text:span text:style-name="T7"><text:tab/><text:tab/>System.</text:span><text:span text:style-name="T20">out</text:span><text:span text:style-name="T7">.println(</text:span><text:span text:style-name="T16">s</text:span><text:span text:style-name="T7">.getSample());</text:span></text:p>
      <text:p text:style-name="P69"><text:span text:style-name="T7"><text:tab/><text:tab/></text:span><text:span text:style-name="T16">s</text:span><text:span text:style-name="T7">.setSample(90);</text:span></text:p>
      <text:p text:style-name="P69"><text:span text:style-name="T7"><text:tab/><text:tab/>System.</text:span><text:span text:style-name="T20">out</text:span><text:span text:style-name="T7">.println(</text:span><text:span text:style-name="T16">s</text:span><text:span text:style-name="T7">.getSample());</text:span></text:p>
      <text:p text:style-name="P71"/>
      <text:p text:style-name="P101"><text:tab/>}</text:p>
      <text:p text:style-name="P71"/>
      <text:p text:style-name="P101">}</text:p>
      <text:p text:style-name="P52"/>
      <text:p text:style-name="P28">2.Overloading</text:p>
      <text:p text:style-name="P52"/>
      <text:p text:style-name="P52"><text:span text:style-name="T1">package</text:span><text:span text:style-name="T7"> oops;</text:span></text:p>
      <text:p text:style-name="P71"/>
      <text:p text:style-name="P69"><text:span text:style-name="T1">class</text:span><text:span text:style-name="T7"> Overloading {</text:span></text:p>
      <text:p text:style-name="P69"><text:span text:style-name="T7"><text:tab/></text:span><text:span text:style-name="T1">static</text:span><text:span text:style-name="T7"> </text:span><text:span text:style-name="T1">void</text:span><text:span text:style-name="T7"> add(</text:span><text:span text:style-name="T1">int</text:span><text:span text:style-name="T7"> </text:span><text:span text:style-name="T16">a</text:span><text:span text:style-name="T7">, </text:span><text:span text:style-name="T1">int</text:span><text:span text:style-name="T7"> </text:span><text:span text:style-name="T16">b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the addition of 2 nos is:"</text:span><text:span text:style-name="T7">+(</text:span><text:span text:style-name="T16">a</text:span><text:span text:style-name="T7">+</text:span><text:span text:style-name="T16">b</text:span><text:span text:style-name="T7">));</text:span></text:p>
      <text:p text:style-name="P101"><text:tab/><text:tab/>}</text:p>
      <text:p text:style-name="P69"><text:span text:style-name="T7"><text:tab/></text:span><text:span text:style-name="T1">static</text:span><text:span text:style-name="T7"> </text:span><text:span text:style-name="T1">void</text:span><text:span text:style-name="T7"> add(</text:span><text:span text:style-name="T1">int</text:span><text:span text:style-name="T7"> </text:span><text:span text:style-name="T16">a</text:span><text:span text:style-name="T7">,</text:span><text:span text:style-name="T1">int</text:span><text:span text:style-name="T7"> </text:span><text:span text:style-name="T16">b</text:span><text:span text:style-name="T7">,</text:span><text:span text:style-name="T1">int</text:span><text:span text:style-name="T7"> </text:span><text:span text:style-name="T16">c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the addition of 3 nos is:"</text:span><text:span text:style-name="T7">+(</text:span><text:span text:style-name="T16">a</text:span><text:span text:style-name="T7">+</text:span><text:span text:style-name="T16">b</text:span><text:span text:style-name="T7">+</text:span><text:span text:style-name="T16">c</text:span><text:span text:style-name="T7">));</text:span></text:p>
      <text:p text:style-name="P101"><text:tab/><text:tab/>}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</text:span><text:span text:style-name="T8">String</text:span><text:span text:style-name="T7">[] </text:span><text:span text:style-name="T16">args</text:span><text:span text:style-name="T7">){</text:span></text:p>
      <text:p text:style-name="P69"><text:span text:style-name="T7"><text:tab/><text:tab/></text:span><text:span text:style-name="T9">add</text:span><text:span text:style-name="T7">(10,90);</text:span></text:p>
      <text:p text:style-name="P69"><text:span text:style-name="T7"><text:tab/><text:tab/></text:span><text:span text:style-name="T9">add</text:span><text:span text:style-name="T7">(12,13,14);</text:span></text:p>
      <text:p text:style-name="P101"><text:tab/><text:tab/><text:tab/>}</text:p>
      <text:p text:style-name="P101"><text:tab/><text:tab/>}</text:p>
      <text:p text:style-name="P71"/>
      <text:p text:style-name="P52"/>
      <text:p text:style-name="P28">3.Overriding</text:p>
      <text:p text:style-name="P30">Method:-2</text:p>
      <text:p text:style-name="P28"/>
      <text:p text:style-name="P52"><text:span text:style-name="T1">package</text:span><text:span text:style-name="T7"> oops;</text:span></text:p>
      <text:p text:style-name="P71"/>
      <text:p text:style-name="P69"><text:span text:style-name="T1">class</text:span><text:span text:style-name="T7"> Person {</text:span></text:p>
      <text:p text:style-name="P69"><text:span text:style-name="T7"><text:tab/>String </text:span><text:span text:style-name="T23">fname</text:span><text:span text:style-name="T7"> = </text:span><text:span text:style-name="T24">"Vijay"</text:span><text:span text:style-name="T7">;</text:span></text:p>
      <text:p text:style-name="P69"><text:span text:style-name="T7"><text:tab/>String </text:span><text:span text:style-name="T23">lname</text:span><text:span text:style-name="T7"> = </text:span><text:span text:style-name="T24">"Malya"</text:span><text:span text:style-name="T7">;</text:span></text:p>
      <text:p text:style-name="P69"><text:span text:style-name="T7"><text:tab/></text:span><text:span text:style-name="T1">int</text:span><text:span text:style-name="T7"> </text:span><text:span text:style-name="T23">age</text:span><text:span text:style-name="T7"> = 90;</text:span></text:p>
      <text:p text:style-name="P69"><text:soft-page-break/><text:span text:style-name="T7"><text:tab/></text:span><text:span text:style-name="T1">void</text:span><text:span text:style-name="T7"> display() {</text:span></text:p>
      <text:p text:style-name="P69"><text:span text:style-name="T7"><text:tab/><text:tab/>System.</text:span><text:span text:style-name="T20">out</text:span><text:span text:style-name="T7">.println(</text:span><text:span text:style-name="T24">"First name is: "</text:span><text:span text:style-name="T7">+</text:span><text:span text:style-name="T23">fname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24">"Last name is: "</text:span><text:span text:style-name="T7">+</text:span><text:span text:style-name="T23">lname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24">"Age is: "</text:span><text:span text:style-name="T7">+</text:span><text:span text:style-name="T23">age</text:span><text:span text:style-name="T7">);</text:span></text:p>
      <text:p text:style-name="P101"><text:tab/>}</text:p>
      <text:p text:style-name="P101">}</text:p>
      <text:p text:style-name="P71"/>
      <text:p text:style-name="P69"><text:span text:style-name="T1">class</text:span><text:span text:style-name="T7"> Trainer </text:span><text:span text:style-name="T1">extends</text:span><text:span text:style-name="T7"> Person {</text:span></text:p>
      <text:p text:style-name="P69"><text:span text:style-name="T7"><text:tab/></text:span><text:span text:style-name="T1">double</text:span><text:span text:style-name="T7"> </text:span><text:span text:style-name="T23">sal</text:span><text:span text:style-name="T7"> = 90.5;</text:span></text:p>
      <text:p text:style-name="P69"><text:span text:style-name="T7"><text:tab/></text:span><text:span text:style-name="T1">int</text:span><text:span text:style-name="T7"> </text:span><text:span text:style-name="T23">yoe</text:span><text:span text:style-name="T7"> = 100;</text:span></text:p>
      <text:p text:style-name="P69"><text:span text:style-name="T7"><text:tab/>String </text:span><text:span text:style-name="T23">sub</text:span><text:span text:style-name="T7"> = </text:span><text:span text:style-name="T24">"Java"</text:span><text:span text:style-name="T7">;</text:span></text:p>
      <text:p text:style-name="P69"><text:span text:style-name="T7"><text:tab/></text:span><text:span text:style-name="T1">void</text:span><text:span text:style-name="T7"> display() {</text:span></text:p>
      <text:p text:style-name="P69"><text:span text:style-name="T7"><text:tab/><text:tab/></text:span><text:span text:style-name="T1">super</text:span><text:span text:style-name="T7">.display();<text:tab/></text:span><text:span text:style-name="T25">/*super keyword is used to call super class method*/</text:span></text:p>
      <text:p text:style-name="P69"><text:span text:style-name="T7"><text:tab/><text:tab/>System.</text:span><text:span text:style-name="T20">out</text:span><text:span text:style-name="T7">.println(</text:span><text:span text:style-name="T24">"Salary is: "</text:span><text:span text:style-name="T7">+</text:span><text:span text:style-name="T23">sal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24">"Experience is: "</text:span><text:span text:style-name="T7">+</text:span><text:span text:style-name="T23">yoe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24">"Subject is: "</text:span><text:span text:style-name="T7">+</text:span><text:span text:style-name="T23">sub</text:span><text:span text:style-name="T7">);</text:span></text:p>
      <text:p text:style-name="P101"><text:tab/>}</text:p>
      <text:p text:style-name="P101">}</text:p>
      <text:p text:style-name="P69"><text:span text:style-name="T1">public</text:span><text:span text:style-name="T7"> </text:span><text:span text:style-name="T1">class</text:span><text:span text:style-name="T7"> Override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Trainer </text:span><text:span text:style-name="T16">t</text:span><text:span text:style-name="T7"> = </text:span><text:span text:style-name="T1">new</text:span><text:span text:style-name="T7"> Trainer();</text:span></text:p>
      <text:p text:style-name="P69"><text:span text:style-name="T7"><text:tab/><text:tab/></text:span><text:span text:style-name="T16">t</text:span><text:span text:style-name="T7">.display();</text:span></text:p>
      <text:p text:style-name="P71"/>
      <text:p text:style-name="P101"><text:tab/>}</text:p>
      <text:p text:style-name="P71"/>
      <text:p text:style-name="P101">}</text:p>
      <text:p text:style-name="P52"/>
      <text:p text:style-name="P30">Method:-2</text:p>
      <text:p text:style-name="P53"/>
      <text:p text:style-name="P52"><text:span text:style-name="T1">package</text:span><text:span text:style-name="T7"> oops;</text:span></text:p>
      <text:p text:style-name="P69"><text:span text:style-name="T1">class</text:span><text:span text:style-name="T7"> Father { </text:span></text:p>
      <text:p text:style-name="P69"><text:span text:style-name="T7"><text:tab/></text:span><text:span text:style-name="T1">void</text:span><text:span text:style-name="T7"> smoking() {</text:span></text:p>
      <text:p text:style-name="P69"><text:span text:style-name="T7"><text:tab/><text:tab/>System.</text:span><text:span text:style-name="T20">out</text:span><text:span text:style-name="T7">.println(</text:span><text:span text:style-name="T24">"normal smoker"</text:span><text:span text:style-name="T7">);</text:span></text:p>
      <text:p text:style-name="P101"><text:tab/><text:tab/>}</text:p>
      <text:p text:style-name="P101"><text:tab/>}</text:p>
      <text:p text:style-name="P69"><text:span text:style-name="T7"><text:tab/></text:span><text:span text:style-name="T1">class</text:span><text:span text:style-name="T7"> Son </text:span><text:span text:style-name="T1">extends</text:span><text:span text:style-name="T7"> Father {</text:span></text:p>
      <text:p text:style-name="P69"><text:span text:style-name="T7"><text:tab/><text:tab/><text:tab/></text:span><text:span text:style-name="T1">void</text:span><text:span text:style-name="T7"> smoking() {</text:span></text:p>
      <text:p text:style-name="P69"><text:span text:style-name="T7"><text:tab/><text:tab/><text:tab/><text:tab/>System.</text:span><text:span text:style-name="T20">out</text:span><text:span text:style-name="T7">.println(</text:span><text:span text:style-name="T24">"chain smoker"</text:span><text:span text:style-name="T7">);</text:span></text:p>
      <text:p text:style-name="P101"><text:tab/><text:tab/><text:tab/>}</text:p>
      <text:p text:style-name="P101"><text:tab/><text:tab/>}</text:p>
      <text:p text:style-name="P69"><text:span text:style-name="T7"><text:tab/><text:tab/></text:span><text:span text:style-name="T1">class</text:span><text:span text:style-name="T7"> Overriding {</text:span></text:p>
      <text:p text:style-name="P69"><text:span text:style-name="T7"><text:tab/><text:tab/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</text:span></text:p>
      <text:p text:style-name="P101"><text:tab/><text:tab/><text:tab/>{</text:p>
      <text:p text:style-name="P69"><text:span text:style-name="T7"><text:tab/><text:tab/><text:tab/><text:tab/>Son </text:span><text:span text:style-name="T16">s1</text:span><text:span text:style-name="T7">=</text:span><text:span text:style-name="T1">new</text:span><text:span text:style-name="T7"> Son();</text:span></text:p>
      <text:p text:style-name="P69"><text:span text:style-name="T7"><text:tab/><text:tab/><text:tab/><text:tab/></text:span><text:span text:style-name="T16">s1</text:span><text:span text:style-name="T7">.smoking();</text:span></text:p>
      <text:p text:style-name="P101"><text:tab/><text:tab/><text:tab/>}</text:p>
      <text:p text:style-name="P101"><text:tab/><text:tab/>}</text:p>
      <text:p text:style-name="P71"/>
      <text:p text:style-name="P99"><text:tab/></text:p>
      <text:p text:style-name="P28">4.Polymorphism</text:p>
      <text:p text:style-name="P52"/>
      <text:p text:style-name="P52"><text:span text:style-name="T1">package</text:span><text:span text:style-name="T7"> oops;</text:span></text:p>
      <text:p text:style-name="P71"/>
      <text:p text:style-name="P69"><text:span text:style-name="T1">class</text:span><text:span text:style-name="T7"> A {</text:span></text:p>
      <text:p text:style-name="P69"><text:span text:style-name="T7"><text:tab/></text:span><text:span text:style-name="T1">void</text:span><text:span text:style-name="T7"> test1() {</text:span></text:p>
      <text:p text:style-name="P69"><text:span text:style-name="T7"><text:tab/><text:tab/>System.</text:span><text:span text:style-name="T20">out</text:span><text:span text:style-name="T7">.println(</text:span><text:span text:style-name="T24">"running test1 of A class"</text:span><text:span text:style-name="T7">);</text:span></text:p>
      <text:p text:style-name="P101"><text:soft-page-break/><text:tab/>}</text:p>
      <text:p text:style-name="P101">}</text:p>
      <text:p text:style-name="P71"/>
      <text:p text:style-name="P69"><text:span text:style-name="T1">class</text:span><text:span text:style-name="T7"> B </text:span><text:span text:style-name="T1">extends</text:span><text:span text:style-name="T7"> A {</text:span></text:p>
      <text:p text:style-name="P69"><text:span text:style-name="T7"><text:tab/></text:span><text:span text:style-name="T1">void</text:span><text:span text:style-name="T7"> test1() {</text:span></text:p>
      <text:p text:style-name="P69"><text:span text:style-name="T7"><text:tab/><text:tab/>System.</text:span><text:span text:style-name="T20">out</text:span><text:span text:style-name="T7">.println(</text:span><text:span text:style-name="T24">"running test1 of B class"</text:span><text:span text:style-name="T7">);</text:span></text:p>
      <text:p text:style-name="P101"><text:tab/>}</text:p>
      <text:p text:style-name="P101">}</text:p>
      <text:p text:style-name="P71"/>
      <text:p text:style-name="P69"><text:span text:style-name="T1">class</text:span><text:span text:style-name="T7"> C </text:span><text:span text:style-name="T1">extends</text:span><text:span text:style-name="T7"> A {</text:span></text:p>
      <text:p text:style-name="P69"><text:span text:style-name="T7"><text:tab/></text:span><text:span text:style-name="T1">void</text:span><text:span text:style-name="T7"> test1() {</text:span></text:p>
      <text:p text:style-name="P69"><text:span text:style-name="T7"><text:tab/><text:tab/>System.</text:span><text:span text:style-name="T20">out</text:span><text:span text:style-name="T7">.println(</text:span><text:span text:style-name="T24">"running test1 of C class"</text:span><text:span text:style-name="T7">);</text:span></text:p>
      <text:p text:style-name="P101"><text:tab/>}</text:p>
      <text:p text:style-name="P101">}</text:p>
      <text:p text:style-name="P71"/>
      <text:p text:style-name="P69"><text:span text:style-name="T1">class</text:span><text:span text:style-name="T7"> Polymorphism {</text:span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A </text:span><text:span text:style-name="T16">a1</text:span><text:span text:style-name="T7"> = </text:span><text:span text:style-name="T1">new</text:span><text:span text:style-name="T7"> A();</text:span></text:p>
      <text:p text:style-name="P69"><text:span text:style-name="T7"><text:tab/><text:tab/></text:span><text:span text:style-name="T16">a1</text:span><text:span text:style-name="T7">.test1();</text:span></text:p>
      <text:p text:style-name="P69"><text:span text:style-name="T7"><text:tab/><text:tab/></text:span><text:span text:style-name="T16">a1</text:span><text:span text:style-name="T7"> = </text:span><text:span text:style-name="T1">new</text:span><text:span text:style-name="T7"> B();</text:span></text:p>
      <text:p text:style-name="P69"><text:span text:style-name="T7"><text:tab/><text:tab/></text:span><text:span text:style-name="T16">a1</text:span><text:span text:style-name="T7">.test1();</text:span></text:p>
      <text:p text:style-name="P69"><text:span text:style-name="T7"><text:tab/><text:tab/></text:span><text:span text:style-name="T16">a1</text:span><text:span text:style-name="T7"> = </text:span><text:span text:style-name="T1">new</text:span><text:span text:style-name="T7"> C();</text:span></text:p>
      <text:p text:style-name="P69"><text:span text:style-name="T7"><text:tab/><text:tab/></text:span><text:span text:style-name="T16">a1</text:span><text:span text:style-name="T7">.test1();</text:span></text:p>
      <text:p text:style-name="P101"><text:tab/>}</text:p>
      <text:p text:style-name="P101">}</text:p>
      <text:p text:style-name="P52"/>
      <text:p text:style-name="P52"/>
      <text:p text:style-name="P32"/>
      <text:p text:style-name="P79">Scanner</text:p>
      <text:p text:style-name="P88">1. Example_1</text:p>
      <text:p text:style-name="P93"/>
      <text:p text:style-name="P66"><text:span text:style-name="T2">package</text:span><text:span text:style-name="T7"> Scanner;</text:span></text:p>
      <text:p text:style-name="P71"/>
      <text:p text:style-name="P69"><text:span text:style-name="T1">import</text:span><text:span text:style-name="T7"> java.util.Scanner;</text:span></text:p>
      <text:p text:style-name="P71"/>
      <text:p text:style-name="P69"><text:span text:style-name="T1">public</text:span><text:span text:style-name="T7"> </text:span><text:span text:style-name="T1">class</text:span><text:span text:style-name="T7"> Tester2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canner </text:span><text:span text:style-name="T16">scan</text:span><text:span text:style-name="T7"> = </text:span><text:span text:style-name="T1">new</text:span><text:span text:style-name="T7"> Scanner(System.</text:span><text:span text:style-name="T20">in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24">"please enter the string"</text:span><text:span text:style-name="T7">);</text:span></text:p>
      <text:p text:style-name="P69"><text:span text:style-name="T7"><text:tab/><text:tab/>String </text:span><text:span text:style-name="T16">s1</text:span><text:span text:style-name="T7"> = </text:span><text:span text:style-name="T16">scan</text:span><text:span text:style-name="T7">.nextLine();</text:span></text:p>
      <text:p text:style-name="P69"><text:span text:style-name="T7"><text:tab/><text:tab/>System.</text:span><text:span text:style-name="T20">out</text:span><text:span text:style-name="T7">.println(</text:span><text:span text:style-name="T24">"please enter search string"</text:span><text:span text:style-name="T7">);</text:span></text:p>
      <text:p text:style-name="P69"><text:span text:style-name="T7"><text:tab/><text:tab/>String </text:span><text:span text:style-name="T16">s2</text:span><text:span text:style-name="T7"> = </text:span><text:span text:style-name="T16">scan</text:span><text:span text:style-name="T7">.next();</text:span></text:p>
      <text:p text:style-name="P69"><text:span text:style-name="T7"><text:tab/><text:tab/>System.</text:span><text:span text:style-name="T20">out</text:span><text:span text:style-name="T7">.println(</text:span><text:span text:style-name="T24">"please enter replace string"</text:span><text:span text:style-name="T7">);</text:span></text:p>
      <text:p text:style-name="P69"><text:span text:style-name="T7"><text:tab/><text:tab/>String </text:span><text:span text:style-name="T16">s3</text:span><text:span text:style-name="T7"> = </text:span><text:span text:style-name="T16">scan</text:span><text:span text:style-name="T7">.next();</text:span></text:p>
      <text:p text:style-name="P69"><text:span text:style-name="T7"><text:tab/><text:tab/></text:span><text:span text:style-name="T16">s1</text:span><text:span text:style-name="T7"> = </text:span><text:span text:style-name="T16">s1</text:span><text:span text:style-name="T7">.</text:span><text:span text:style-name="T8">replaceAll</text:span><text:span text:style-name="T7">(</text:span><text:span text:style-name="T16">s2</text:span><text:span text:style-name="T7">, </text:span><text:span text:style-name="T16">s3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16">s1</text:span><text:span text:style-name="T7">);</text:span></text:p>
      <text:p text:style-name="P69"><text:span text:style-name="T7"><text:tab/><text:tab/></text:span><text:span text:style-name="T16">scan</text:span><text:span text:style-name="T7">.close();</text:span></text:p>
      <text:p text:style-name="P101"><text:tab/>}</text:p>
      <text:p text:style-name="P101">}</text:p>
      <text:p text:style-name="P93"/>
      <text:p text:style-name="P90"/>
      <text:p text:style-name="P80"><text:span text:style-name="T12">S</text:span><text:span text:style-name="T11">TATEMENTS</text:span></text:p>
      <text:p text:style-name="P57">1.IF</text:p>
      <text:p text:style-name="P57"/>
      <text:p text:style-name="P57"><text:span text:style-name="T1">package</text:span><text:span text:style-name="T7"> Statements;</text:span></text:p>
      <text:p text:style-name="P71"/>
      <text:p text:style-name="P69"><text:span text:style-name="T1">public</text:span><text:span text:style-name="T7"> </text:span><text:span text:style-name="T1">class</text:span><text:span text:style-name="T7"> IfStatement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age</text:span><text:span text:style-name="T7"> = 20;</text:span></text:p>
      <text:p text:style-name="P69"><text:span text:style-name="T7"><text:tab/><text:tab/></text:span><text:span text:style-name="T1">if</text:span><text:span text:style-name="T7">(</text:span><text:span text:style-name="T16">age</text:span><text:span text:style-name="T7"> &gt;= 10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Account created successfully"</text:span><text:span text:style-name="T7">);</text:span></text:p>
      <text:p text:style-name="P69"><text:span text:style-name="T7"><text:tab/><text:tab/>} </text:span><text:span text:style-name="T1">else</text:span><text:span text:style-name="T7"> {</text:span></text:p>
      <text:p text:style-name="P69"><text:span text:style-name="T7"><text:tab/><text:tab/><text:tab/>System.</text:span><text:span text:style-name="T20">out</text:span><text:span text:style-name="T7">.println(</text:span><text:span text:style-name="T24">"Invalid age to create Account"</text:span><text:span text:style-name="T7">);</text:span></text:p>
      <text:p text:style-name="P101"><text:tab/><text:tab/>}</text:p>
      <text:p text:style-name="P71"/>
      <text:p text:style-name="P101"><text:tab/>}</text:p>
      <text:p text:style-name="P71"/>
      <text:p text:style-name="P101">}</text:p>
      <text:p text:style-name="P57"/>
      <text:p text:style-name="P57">2.ElseIF</text:p>
      <text:p text:style-name="P57"/>
      <text:p text:style-name="P57"><text:span text:style-name="T1">package</text:span><text:span text:style-name="T7"> </text:span><text:span text:style-name="T10">statements</text:span><text:span text:style-name="T7">;</text:span></text:p>
      <text:p text:style-name="P71"/>
      <text:p text:style-name="P69"><text:span text:style-name="T1">public</text:span><text:span text:style-name="T7"> </text:span><text:span text:style-name="T1">class</text:span><text:span text:style-name="T7"> ElseIf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percentage</text:span><text:span text:style-name="T7"> = 85;</text:span></text:p>
      <text:p text:style-name="P69"><text:span text:style-name="T7"><text:tab/><text:tab/></text:span><text:span text:style-name="T1">if</text:span><text:span text:style-name="T7">(</text:span><text:span text:style-name="T16">percentage</text:span><text:span text:style-name="T7"> &gt;= 70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Distinction"</text:span><text:span text:style-name="T7">);</text:span></text:p>
      <text:p text:style-name="P69"><text:span text:style-name="T7"><text:tab/><text:tab/>} </text:span><text:span text:style-name="T1">else</text:span><text:span text:style-name="T7"> </text:span><text:span text:style-name="T1">if</text:span><text:span text:style-name="T7">(</text:span><text:span text:style-name="T16">percentage</text:span><text:span text:style-name="T7"> &gt;= 60 &amp;&amp; </text:span><text:span text:style-name="T16">percentage</text:span><text:span text:style-name="T7"> &lt; 70 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First Class"</text:span><text:span text:style-name="T7">);</text:span></text:p>
      <text:p text:style-name="P69"><text:span text:style-name="T7"><text:tab/><text:tab/>} </text:span><text:span text:style-name="T1">else</text:span><text:span text:style-name="T7"> </text:span><text:span text:style-name="T1">if</text:span><text:span text:style-name="T7">(</text:span><text:span text:style-name="T16">percentage</text:span><text:span text:style-name="T7"> &gt;= 50 &amp;&amp; </text:span><text:span text:style-name="T16">percentage</text:span><text:span text:style-name="T7"> &lt; 60 ) {</text:span></text:p>
      <text:p text:style-name="P69"><text:span text:style-name="T7"><text:tab/><text:tab/><text:tab/>System.</text:span><text:span text:style-name="T20">out</text:span><text:span text:style-name="T7">.println(</text:span><text:span text:style-name="T24">"Second Class"</text:span><text:span text:style-name="T7">);</text:span></text:p>
      <text:p text:style-name="P69"><text:span text:style-name="T7"><text:tab/><text:tab/>} </text:span><text:span text:style-name="T1">else</text:span><text:span text:style-name="T7"> {</text:span></text:p>
      <text:p text:style-name="P69"><text:span text:style-name="T7"><text:tab/><text:tab/><text:tab/>System.</text:span><text:span text:style-name="T20">out</text:span><text:span text:style-name="T7">.println(</text:span><text:span text:style-name="T24">"Fail"</text:span><text:span text:style-name="T7">);</text:span></text:p>
      <text:p text:style-name="P101"><text:tab/><text:tab/>}</text:p>
      <text:p text:style-name="P101"><text:tab/>}</text:p>
      <text:p text:style-name="P71"/>
      <text:p text:style-name="P101">}</text:p>
      <text:p text:style-name="P57"/>
      <text:p text:style-name="P57">3.ForLoop</text:p>
      <text:p text:style-name="P57"/>
      <text:p text:style-name="P57"><text:span text:style-name="T1">package</text:span><text:span text:style-name="T7"> Statements;</text:span></text:p>
      <text:p text:style-name="P71"/>
      <text:p text:style-name="P69"><text:span text:style-name="T1">public</text:span><text:span text:style-name="T7"> </text:span><text:span text:style-name="T1">class</text:span><text:span text:style-name="T7"> ForLoop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0; </text:span><text:span text:style-name="T16">i</text:span><text:span text:style-name="T7"> &lt;= 20; </text:span><text:span text:style-name="T16">i</text:span><text:span text:style-name="T7">++) {</text:span></text:p>
      <text:p text:style-name="P69"><text:span text:style-name="T7"><text:tab/><text:tab/><text:tab/></text:span><text:span text:style-name="T1">if</text:span><text:span text:style-name="T7">(</text:span><text:span text:style-name="T16">i</text:span><text:span text:style-name="T7"> % 2 == 0) {</text:span></text:p>
      <text:p text:style-name="P69"><text:span text:style-name="T7"><text:tab/><text:tab/><text:tab/><text:tab/>System.</text:span><text:span text:style-name="T20">out</text:span><text:span text:style-name="T7">.print(</text:span><text:span text:style-name="T24">" "</text:span><text:span text:style-name="T7">+</text:span><text:span text:style-name="T16">i</text:span><text:span text:style-name="T7">);</text:span></text:p>
      <text:p text:style-name="P101"><text:tab/><text:tab/><text:tab/>}</text:p>
      <text:p text:style-name="P101"><text:tab/><text:tab/>}</text:p>
      <text:p text:style-name="P71"/>
      <text:p text:style-name="P101"><text:tab/>}</text:p>
      <text:p text:style-name="P71"/>
      <text:p text:style-name="P101">}</text:p>
      <text:p text:style-name="P57"><text:soft-page-break/></text:p>
      <text:p text:style-name="P57"><text:span text:style-name="T31">4</text:span>.Switch</text:p>
      <text:p text:style-name="P57"><text:span text:style-name="T1">package</text:span><text:span text:style-name="T7"> </text:span><text:span text:style-name="T10">statements</text:span><text:span text:style-name="T7">;</text:span></text:p>
      <text:p text:style-name="P71"/>
      <text:p text:style-name="P69"><text:span text:style-name="T1">public</text:span><text:span text:style-name="T7"> </text:span><text:span text:style-name="T1">class</text:span><text:span text:style-name="T7"> SwitchBreak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rollnum</text:span><text:span text:style-name="T7">=2;</text:span></text:p>
      <text:p text:style-name="P69"><text:span text:style-name="T7"><text:tab/><text:tab/></text:span><text:span text:style-name="T1">switch</text:span><text:span text:style-name="T7">(</text:span><text:span text:style-name="T16">rollnum</text:span><text:span text:style-name="T7">){</text:span></text:p>
      <text:p text:style-name="P69"><text:span text:style-name="T7"><text:tab/><text:tab/><text:tab/></text:span><text:span text:style-name="T1">case</text:span><text:span text:style-name="T7"> 1:</text:span></text:p>
      <text:p text:style-name="P69"><text:span text:style-name="T7"><text:tab/><text:tab/><text:tab/><text:tab/><text:tab/>System.</text:span><text:span text:style-name="T20">out</text:span><text:span text:style-name="T7">.println(</text:span><text:span text:style-name="T24">"rollnum is 1"</text:span><text:span text:style-name="T7">);</text:span></text:p>
      <text:p text:style-name="P69"><text:span text:style-name="T7"><text:tab/><text:tab/><text:tab/><text:tab/><text:tab/></text:span><text:span text:style-name="T1">break</text:span><text:span text:style-name="T7">;</text:span></text:p>
      <text:p text:style-name="P69"><text:span text:style-name="T7"><text:tab/><text:tab/><text:tab/></text:span><text:span text:style-name="T1">case</text:span><text:span text:style-name="T7"> 2:</text:span></text:p>
      <text:p text:style-name="P69"><text:span text:style-name="T7"><text:tab/><text:tab/><text:tab/><text:tab/><text:tab/>System.</text:span><text:span text:style-name="T20">out</text:span><text:span text:style-name="T7">.println(</text:span><text:span text:style-name="T24">"rollnum is 2"</text:span><text:span text:style-name="T7">);</text:span></text:p>
      <text:p text:style-name="P69"><text:span text:style-name="T7"><text:tab/><text:tab/><text:tab/><text:tab/><text:tab/></text:span><text:span text:style-name="T1">break</text:span><text:span text:style-name="T7">;</text:span></text:p>
      <text:p text:style-name="P69"><text:span text:style-name="T7"><text:tab/><text:tab/><text:tab/></text:span><text:span text:style-name="T1">case</text:span><text:span text:style-name="T7"> 3:</text:span></text:p>
      <text:p text:style-name="P69"><text:span text:style-name="T7"><text:tab/><text:tab/><text:tab/><text:tab/><text:tab/>System.</text:span><text:span text:style-name="T20">out</text:span><text:span text:style-name="T7">.println(</text:span><text:span text:style-name="T24">"rollnum is 3"</text:span><text:span text:style-name="T7">);</text:span></text:p>
      <text:p text:style-name="P69"><text:span text:style-name="T7"><text:tab/><text:tab/><text:tab/><text:tab/><text:tab/></text:span><text:span text:style-name="T1">break</text:span><text:span text:style-name="T7">;</text:span></text:p>
      <text:p text:style-name="P69"><text:span text:style-name="T7"><text:tab/><text:tab/><text:tab/></text:span><text:span text:style-name="T1">case</text:span><text:span text:style-name="T7"> 4:</text:span></text:p>
      <text:p text:style-name="P69"><text:span text:style-name="T7"><text:tab/><text:tab/><text:tab/><text:tab/><text:tab/>System.</text:span><text:span text:style-name="T20">out</text:span><text:span text:style-name="T7">.println(</text:span><text:span text:style-name="T24">"rollnum is 4"</text:span><text:span text:style-name="T7">);</text:span></text:p>
      <text:p text:style-name="P69"><text:span text:style-name="T7"><text:tab/><text:tab/><text:tab/><text:tab/><text:tab/></text:span><text:span text:style-name="T1">break</text:span><text:span text:style-name="T7">;</text:span></text:p>
      <text:p text:style-name="P69"><text:span text:style-name="T7"><text:tab/><text:tab/><text:tab/></text:span><text:span text:style-name="T1">default</text:span><text:span text:style-name="T7">:</text:span></text:p>
      <text:p text:style-name="P69"><text:span text:style-name="T7"><text:tab/><text:tab/><text:tab/><text:tab/><text:tab/>System.</text:span><text:span text:style-name="T20">out</text:span><text:span text:style-name="T7">.println(</text:span><text:span text:style-name="T24">"Invalid rollnum"</text:span><text:span text:style-name="T7">);</text:span></text:p>
      <text:p text:style-name="P101"><text:tab/><text:tab/><text:tab/><text:tab/><text:tab/>}</text:p>
      <text:p text:style-name="P69"><text:span text:style-name="T7"><text:tab/><text:tab/><text:tab/><text:tab/><text:tab/>System.</text:span><text:span text:style-name="T20">out</text:span><text:span text:style-name="T7">.println(</text:span><text:span text:style-name="T24">"your rollnum is "</text:span><text:span text:style-name="T7"> +</text:span><text:span text:style-name="T16">rollnum</text:span><text:span text:style-name="T7">);</text:span></text:p>
      <text:p text:style-name="P101"><text:tab/><text:tab/><text:tab/>}</text:p>
      <text:p text:style-name="P101"><text:tab/><text:tab/>}</text:p>
      <text:p text:style-name="P101"><text:tab/></text:p>
      <text:p text:style-name="P71"/>
      <text:p text:style-name="P71"/>
      <text:p text:style-name="P57"/>
      <text:p text:style-name="P57"/>
      <text:p text:style-name="P67"><text:span text:style-name="T15">5</text:span><text:span text:style-name="T6">.Continue</text:span></text:p>
      <text:p text:style-name="P94"/>
      <text:p text:style-name="P67"><text:span text:style-name="T1">package</text:span><text:span text:style-name="T7"> Statements;</text:span></text:p>
      <text:p text:style-name="P71"/>
      <text:p text:style-name="P69"><text:span text:style-name="T1">public</text:span><text:span text:style-name="T7"> </text:span><text:span text:style-name="T1">class</text:span><text:span text:style-name="T7"> Continue {</text:span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 = 1; </text:span><text:span text:style-name="T16">i</text:span><text:span text:style-name="T7"> &lt;= 5; </text:span><text:span text:style-name="T16">i</text:span><text:span text:style-name="T7">++) {</text:span></text:p>
      <text:p text:style-name="P69"><text:span text:style-name="T7"><text:s text:c="8"/><text:tab/><text:tab/></text:span><text:span text:style-name="T1">if</text:span><text:span text:style-name="T7">(</text:span><text:span text:style-name="T16">i</text:span><text:span text:style-name="T7"> == 3) {</text:span></text:p>
      <text:p text:style-name="P69"><text:span text:style-name="T7"><text:s text:c="16"/><text:tab/><text:tab/></text:span><text:span text:style-name="T1">continue</text:span><text:span text:style-name="T7">;</text:span></text:p>
      <text:p text:style-name="P101"><text:tab/><text:tab/><text:tab/>}</text:p>
      <text:p text:style-name="P69"><text:span text:style-name="T7"><text:tab/><text:tab/><text:tab/>System.</text:span><text:span text:style-name="T20">out</text:span><text:span text:style-name="T7">.println(</text:span><text:span text:style-name="T16">i</text:span><text:span text:style-name="T7">);</text:span></text:p>
      <text:p text:style-name="P101"><text:tab/><text:tab/>}</text:p>
      <text:p text:style-name="P101"><text:tab/>}</text:p>
      <text:p text:style-name="P101">}</text:p>
      <text:p text:style-name="P94"/>
      <text:p text:style-name="P93"/>
      <text:p text:style-name="P89">6.WhileLoop</text:p>
      <text:p text:style-name="P89"/>
      <text:p text:style-name="P63"><text:span text:style-name="T5">package</text:span><text:span text:style-name="T7"> Statements;</text:span></text:p>
      <text:p text:style-name="P71"/>
      <text:p text:style-name="P69"><text:span text:style-name="T1">public</text:span><text:span text:style-name="T7"> </text:span><text:span text:style-name="T1">class</text:span><text:span text:style-name="T7"> WhileLoop {</text:span></text:p>
      <text:p text:style-name="P71"/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i</text:span><text:span text:style-name="T7"> = 10;</text:span></text:p>
      <text:p text:style-name="P69"><text:soft-page-break/><text:span text:style-name="T7"><text:tab/><text:tab/></text:span><text:span text:style-name="T1">while</text:span><text:span text:style-name="T7">(</text:span><text:span text:style-name="T16">i</text:span><text:span text:style-name="T7"> &gt;= 1) {</text:span></text:p>
      <text:p text:style-name="P69"><text:span text:style-name="T7"><text:tab/><text:tab/><text:tab/>System.</text:span><text:span text:style-name="T20">out</text:span><text:span text:style-name="T7">.println(</text:span><text:span text:style-name="T16">i</text:span><text:span text:style-name="T7">);</text:span></text:p>
      <text:p text:style-name="P69"><text:span text:style-name="T7"><text:tab/><text:tab/> <text:s text:c="3"/></text:span><text:span text:style-name="T16">i</text:span><text:span text:style-name="T7">--;</text:span></text:p>
      <text:p text:style-name="P101"><text:tab/><text:tab/><text:tab/>}</text:p>
      <text:p text:style-name="P101"><text:tab/><text:tab/>}</text:p>
      <text:p text:style-name="P101"><text:tab/>}</text:p>
      <text:p text:style-name="P97"><text:tab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4"/>
      <text:p text:style-name="P81">Variables</text:p>
      <text:p text:style-name="P59">1.Class</text:p>
      <text:p text:style-name="P59"/>
      <text:p text:style-name="P59"><text:span text:style-name="T1">package</text:span><text:span text:style-name="T7"> Variables;</text:span></text:p>
      <text:p text:style-name="P71"/>
      <text:p text:style-name="P69"><text:span text:style-name="T1">public</text:span><text:span text:style-name="T7"> </text:span><text:span text:style-name="T1">class</text:span><text:span text:style-name="T7"> Class {</text:span></text:p>
      <text:p text:style-name="P69"><text:span text:style-name="T7"><text:tab/></text:span><text:span text:style-name="T1">static</text:span><text:span text:style-name="T7"> </text:span><text:span text:style-name="T1">int</text:span><text:span text:style-name="T7"> </text:span><text:span text:style-name="T22">a</text:span><text:span text:style-name="T7"> =10;</text:span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ystem.</text:span><text:span text:style-name="T20">out</text:span><text:span text:style-name="T7">.println(Class.</text:span><text:span text:style-name="T22">a</text:span><text:span text:style-name="T7">);<text:tab/></text:span><text:span text:style-name="T25">/* One way to access/print class varible*/</text:span></text:p>
      <text:p text:style-name="P101"><text:tab/><text:tab/></text:p>
      <text:p text:style-name="P69"><text:span text:style-name="T7"><text:tab/><text:tab/>System.</text:span><text:span text:style-name="T20">out</text:span><text:span text:style-name="T7">.println(</text:span><text:span text:style-name="T22">a</text:span><text:span text:style-name="T7">);<text:tab/></text:span><text:span text:style-name="T25">/* Another way to access/print class varible*/</text:span></text:p>
      <text:p text:style-name="P101"><text:tab/>}</text:p>
      <text:p text:style-name="P71"/>
      <text:p text:style-name="P101">}</text:p>
      <text:p text:style-name="P59"/>
      <text:p text:style-name="P59">2.Global</text:p>
      <text:p text:style-name="P59"/>
      <text:p text:style-name="P59"><text:span text:style-name="T1">package</text:span><text:span text:style-name="T7"> Variables;</text:span></text:p>
      <text:p text:style-name="P71"/>
      <text:p text:style-name="P69"><text:span text:style-name="T1">public</text:span><text:span text:style-name="T7"> </text:span><text:span text:style-name="T1">class</text:span><text:span text:style-name="T7"> Global {</text:span></text:p>
      <text:p text:style-name="P69"><text:span text:style-name="T7"><text:tab/> </text:span><text:span text:style-name="T1">static</text:span><text:span text:style-name="T7"> </text:span><text:span text:style-name="T1">int</text:span><text:span text:style-name="T7"> </text:span><text:span text:style-name="T22">a</text:span><text:span text:style-name="T7"> = 10, </text:span><text:span text:style-name="T22">b</text:span><text:span text:style-name="T7"> = 20;</text:span></text:p>
      <text:p text:style-name="P101"><text:tab/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System.</text:span><text:span text:style-name="T20">out</text:span><text:span text:style-name="T7">.println(</text:span><text:span text:style-name="T24">"The Value of a is: "</text:span><text:span text:style-name="T7">+</text:span><text:span text:style-name="T22">a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24">"The Value of b is: "</text:span><text:span text:style-name="T7">+</text:span><text:span text:style-name="T22">b</text:span><text:span text:style-name="T7">);</text:span></text:p>
      <text:p text:style-name="P71"/>
      <text:p text:style-name="P101"><text:tab/>}</text:p>
      <text:p text:style-name="P71"/>
      <text:p text:style-name="P101">}</text:p>
      <text:p text:style-name="P59"/>
      <text:p text:style-name="P59">3.Instance</text:p>
      <text:p text:style-name="P59"/>
      <text:p text:style-name="P59"><text:span text:style-name="T1">package</text:span><text:span text:style-name="T7"> Variables;</text:span></text:p>
      <text:p text:style-name="P71"/>
      <text:p text:style-name="P69"><text:span text:style-name="T1">public</text:span><text:span text:style-name="T7"> </text:span><text:span text:style-name="T1">class</text:span><text:span text:style-name="T7"> Instance {</text:span></text:p>
      <text:p text:style-name="P69"><text:span text:style-name="T7"><text:tab/></text:span><text:span text:style-name="T1">int</text:span><text:span text:style-name="T7"> </text:span><text:span text:style-name="T23">a</text:span><text:span text:style-name="T7"> = 10;</text:span></text:p>
      <text:p text:style-name="P69"><text:span text:style-name="T7"><text:tab/></text:span><text:span text:style-name="T1">double</text:span><text:span text:style-name="T7"> </text:span><text:span text:style-name="T23">d</text:span><text:span text:style-name="T7"> = 10.5;</text:span></text:p>
      <text:p text:style-name="P69"><text:span text:style-name="T7"><text:tab/></text:span><text:span text:style-name="T1">char</text:span><text:span text:style-name="T7"> </text:span><text:span text:style-name="T23">c</text:span><text:span text:style-name="T7"> = </text:span><text:span text:style-name="T24">'C'</text:span><text:span text:style-name="T7">;</text:span></text:p>
      <text:p text:style-name="P69"><text:span text:style-name="T7"><text:tab/></text:span><text:span text:style-name="T1">boolean</text:span><text:span text:style-name="T7"> </text:span><text:span text:style-name="T23">b</text:span><text:span text:style-name="T7"> = </text:span><text:span text:style-name="T1">true</text:span><text:span text:style-name="T7">;</text:span></text:p>
      <text:p text:style-name="P69"><text:span text:style-name="T7"><text:tab/>String </text:span><text:span text:style-name="T23">s</text:span><text:span text:style-name="T7"> = </text:span><text:span text:style-name="T24">"Amrutha"</text:span><text:span text:style-name="T7">;</text:span></text:p>
      <text:p text:style-name="P6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Instance </text:span><text:span text:style-name="T16">i</text:span><text:span text:style-name="T7"> = </text:span><text:span text:style-name="T1">new</text:span><text:span text:style-name="T7"> Instance();</text:span></text:p>
      <text:p text:style-name="P69"><text:span text:style-name="T7"><text:tab/><text:tab/>System.</text:span><text:span text:style-name="T20">out</text:span><text:span text:style-name="T7">.println(</text:span><text:span text:style-name="T16">i</text:span><text:span text:style-name="T7">.</text:span><text:span text:style-name="T23">a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16">i</text:span><text:span text:style-name="T7">.</text:span><text:span text:style-name="T23">d</text:span><text:span text:style-name="T7">);</text:span></text:p>
      <text:p text:style-name="P69"><text:span text:style-name="T7"><text:tab/><text:tab/>System.</text:span><text:span text:style-name="T20">out</text:span><text:span text:style-name="T7">.</text:span><text:span text:style-name="T8">println</text:span><text:span text:style-name="T7">(</text:span><text:span text:style-name="T16">i</text:span><text:span text:style-name="T7">.</text:span><text:span text:style-name="T23">c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16">i</text:span><text:span text:style-name="T7">.</text:span><text:span text:style-name="T23">b</text:span><text:span text:style-name="T7">);</text:span></text:p>
      <text:p text:style-name="P69"><text:span text:style-name="T7"><text:tab/><text:tab/>System.</text:span><text:span text:style-name="T20">out</text:span><text:span text:style-name="T7">.println(</text:span><text:span text:style-name="T16">i</text:span><text:span text:style-name="T7">.</text:span><text:span text:style-name="T23">s</text:span><text:span text:style-name="T7">);</text:span></text:p>
      <text:p text:style-name="P101"><text:tab/>}</text:p>
      <text:p text:style-name="P71"/>
      <text:p text:style-name="P101">}</text:p>
      <text:p text:style-name="P59"/>
      <text:p text:style-name="P100">4.local</text:p>
      <text:p text:style-name="P68"><text:span text:style-name="T2">package</text:span><text:span text:style-name="T7"> Variables;</text:span></text:p>
      <text:p text:style-name="P71"/>
      <text:p text:style-name="P69"><text:span text:style-name="T1">public</text:span><text:span text:style-name="T7"> </text:span><text:span text:style-name="T1">class</text:span><text:span text:style-name="T7"> Local {</text:span></text:p>
      <text:p text:style-name="P71"/>
      <text:p text:style-name="P69"><text:soft-page-break/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69"><text:span text:style-name="T7"><text:tab/><text:tab/></text:span><text:span text:style-name="T1">int</text:span><text:span text:style-name="T7"> </text:span><text:span text:style-name="T16">a</text:span><text:span text:style-name="T7"> = 10;</text:span></text:p>
      <text:p text:style-name="P69"><text:span text:style-name="T7"><text:tab/><text:tab/>System.</text:span><text:span text:style-name="T20">out</text:span><text:span text:style-name="T7">.println(</text:span><text:span text:style-name="T24">"The Value of a is: "</text:span><text:span text:style-name="T7">+</text:span><text:span text:style-name="T16">a</text:span><text:span text:style-name="T7">);</text:span></text:p>
      <text:p text:style-name="P101"><text:tab/>}</text:p>
      <text:p text:style-name="P71"/>
      <text:p text:style-name="P101">}</text:p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0:45:42.333000000</meta:creation-date>
    <meta:generator>LibreOffice/5.3.2.2$Windows_X86_64 LibreOffice_project/6cd4f1ef626f15116896b1d8e1398b56da0d0ee1</meta:generator>
    <dc:date>2018-02-19T11:58:55.657000000</dc:date>
    <meta:editing-duration>PT1H12M58S</meta:editing-duration>
    <meta:editing-cycles>34</meta:editing-cycles>
    <meta:document-statistic meta:table-count="0" meta:image-count="0" meta:object-count="0" meta:page-count="25" meta:paragraph-count="794" meta:word-count="2218" meta:character-count="14979" meta:non-whitespace-character-count="12387"/>
  </office:meta>
</office:document-meta>
</file>